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16/" manifest:media-type="application/vnd.oasis.opendocument.chart"/>
  <manifest:file-entry manifest:full-path="Object 17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umberland" svg:font-family="Cumberland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automatic" fo:wrap-option="wrap"/>
      <style:text-properties style:font-name="Cumberland" style:font-name-asian="Cumberland" style:font-name-complex="Cumberland" fo:font-size="10pt" style:font-size-asian="10pt" style:font-size-complex="10pt"/>
    </style:style>
    <style:style style:name="ce3" style:family="table-cell" style:parent-style-name="Default" style:data-style-name="N37">
      <style:table-cell-properties style:vertical-align="automatic" fo:wrap-option="wrap"/>
      <style:text-properties style:font-name="Cumberland" style:font-name-asian="Cumberland" style:font-name-complex="Cumberland" fo:font-size="10pt" style:font-size-asian="10pt" style:font-size-complex="10pt"/>
    </style:style>
    <style:style style:name="ce4" style:family="table-cell" style:parent-style-name="Default" style:data-style-name="N38">
      <style:table-cell-properties style:vertical-align="automatic" fo:wrap-option="wrap"/>
      <style:text-properties style:font-name="Cumberland" style:font-name-asian="Cumberland" style:font-name-complex="Cumberland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Cumberland" style:font-name-asian="Cumberland" style:font-name-complex="Cumberland" fo:font-size="10pt" style:font-size-asian="10pt" style:font-size-complex="10pt"/>
    </style:style>
    <style:style style:name="ce6" style:family="table-cell" style:parent-style-name="Default" style:data-style-name="N36"/>
    <style:style style:name="ce7" style:family="table-cell" style:parent-style-name="Default" style:data-style-name="N0">
      <style:table-cell-properties fo:background-color="#EEEEEE"/>
    </style:style>
    <style:style style:name="ce8" style:family="table-cell" style:parent-style-name="Default" style:data-style-name="N36">
      <style:table-cell-properties style:vertical-align="automatic" fo:wrap-option="wrap" fo:background-color="#00FF66"/>
      <style:text-properties style:font-name="Cumberland" style:font-name-asian="Cumberland" style:font-name-complex="Cumberland" fo:font-size="10pt" style:font-size-asian="10pt" style:font-size-complex="10pt"/>
    </style:style>
    <style:style style:name="ce9" style:family="table-cell" style:parent-style-name="Default" style:data-style-name="N36">
      <style:table-cell-properties style:vertical-align="automatic" fo:wrap-option="wrap" fo:background-color="#00CC33"/>
      <style:text-properties style:font-name="Cumberland" style:font-name-asian="Cumberland" style:font-name-complex="Cumberland" fo:font-size="10pt" style:font-size-asian="10pt" style:font-size-complex="10pt"/>
    </style:style>
    <style:style style:name="ce10" style:family="table-cell" style:parent-style-name="Default" style:data-style-name="N39"/>
    <style:style style:name="ce11" style:family="table-cell" style:parent-style-name="Excel_32_Built-in_32_Normal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2" style:family="table-cell" style:parent-style-name="Excel_32_Built-in_32_Normal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2pt" style:font-size-asian="12pt" style:font-size-complex="12pt"/>
    </style:style>
    <style:style style:name="ce13" style:family="table-cell" style:parent-style-name="Excel_32_Built-in_32_Normal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2pt" style:font-size-asian="12pt" style:font-size-complex="12pt"/>
    </style:style>
    <style:style style:name="ce14" style:family="table-cell" style:parent-style-name="Excel_32_Built-in_32_Normal" style:data-style-name="N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5" style:family="table-cell" style:parent-style-name="Hyperlink" style:data-style-name="N0">
      <style:table-cell-properties style:vertical-align="automatic" fo:background-color="transparent" style:cell-protect="protected"/>
      <style:text-properties fo:color="#0066CC" style:font-name="Calibri" style:font-name-asian="Calibri" style:font-name-complex="Calibri" fo:font-size="12pt" style:font-size-asian="12pt" style:font-size-complex="12pt" style:text-underline-style="solid" style:text-underline-type="single"/>
    </style:style>
    <style:style style:name="ce16" style:family="table-cell" style:parent-style-name="Default" style:data-style-name="N0">
      <style:text-properties fo:font-weight="bold" style:font-weight-asian="bold" style:font-weight-complex="bold"/>
    </style:style>
    <style:style style:name="ce17" style:family="table-cell" style:parent-style-name="Normal_32_2" style:data-style-name="N0">
      <style:table-cell-properties style:vertical-align="automatic" fo:background-color="transparent" style:cell-protect="protected"/>
      <style:text-properties fo:color="#000000" fo:font-size="10pt" style:font-size-asian="10pt" style:font-size-complex="10pt"/>
    </style:style>
    <style:style style:name="ce18" style:family="table-cell" style:parent-style-name="Excel_32_Built-in_32_Normal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9" style:family="table-cell" style:parent-style-name="Excel_32_Built-in_32_Normal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2pt" style:font-size-asian="12pt" style:font-size-complex="12pt"/>
    </style:style>
    <style:style style:name="ce20" style:family="table-cell" style:parent-style-name="Excel_32_Built-in_32_Normal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2pt" style:font-size-asian="12pt" style:font-size-complex="12pt"/>
    </style:style>
    <style:style style:name="ce21" style:family="table-cell" style:parent-style-name="Excel_32_Built-in_32_Normal" style:data-style-name="N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22" style:family="table-cell" style:parent-style-name="Excel_32_Built-in_32_Normal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2pt" style:font-size-asian="12pt" style:font-size-complex="12p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rameterChoiceForBestAlpha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alpha</text:p>
          </table:table-cell>
          <table:table-cell office:value-type="string" table:style-name="ce1">
            <text:p>rmse</text:p>
          </table:table-cell>
          <table:table-cell office:value-type="string" table:style-name="ce1">
            <text:p>scc</text:p>
          </table:table-cell>
          <table:table-cell office:value-type="string" table:style-name="ce1">
            <text:p>pcc</text:p>
          </table:table-cell>
          <table:table-cell table:number-columns-repeated="16380"/>
        </table:table-row>
        <table:table-row table:style-name="ro1">
          <table:table-cell office:value-type="float" office:value="0.1" table:style-name="ce1">
            <text:p>0.1</text:p>
          </table:table-cell>
          <table:table-cell office:value-type="float" office:value="23.012279518421199" table:style-name="ce2">
            <text:p>23.012280</text:p>
          </table:table-cell>
          <table:table-cell office:value-type="float" office:value="0.72772334366179203" table:style-name="ce3">
            <text:p>0.7277233</text:p>
          </table:table-cell>
          <table:table-cell office:value-type="float" office:value="0.67428317784649605" table:style-name="ce3">
            <text:p>0.6742832</text:p>
          </table:table-cell>
          <table:table-cell/>
          <table:table-cell table:style-name="ce1">
            <draw:frame draw:z-index="1" draw:id="id0" draw:style-name="a0" draw:name="Chart 1" svg:x="0.1098in" svg:y="0.0843in" svg:width="6.3in" svg:height="3.53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0.2" table:style-name="ce1">
            <text:p>0.2</text:p>
          </table:table-cell>
          <table:table-cell office:value-type="float" office:value="23.074112635665099" table:style-name="ce2">
            <text:p>23.074113</text:p>
          </table:table-cell>
          <table:table-cell office:value-type="float" office:value="0.84414021425306995" table:style-name="ce3">
            <text:p>0.8441402</text:p>
          </table:table-cell>
          <table:table-cell office:value-type="float" office:value="0.77301352302265003" table:style-name="ce3">
            <text:p>0.7730135</text:p>
          </table:table-cell>
          <table:table-cell table:number-columns-repeated="16380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3.135882683431301" table:style-name="ce2">
            <text:p>23.135883</text:p>
          </table:table-cell>
          <table:table-cell office:value-type="float" office:value="0.90437745504816802" table:style-name="ce3">
            <text:p>0.9043775</text:p>
          </table:table-cell>
          <table:table-cell office:value-type="float" office:value="0.84711925438539604" table:style-name="ce3">
            <text:p>0.8471193</text:p>
          </table:table-cell>
          <table:table-cell table:number-columns-repeated="16380"/>
        </table:table-row>
        <table:table-row table:style-name="ro1">
          <table:table-cell office:value-type="float" office:value="0.4" table:style-name="ce1">
            <text:p>0.4</text:p>
          </table:table-cell>
          <table:table-cell office:value-type="float" office:value="23.1449398815287" table:style-name="ce2">
            <text:p>23.144940</text:p>
          </table:table-cell>
          <table:table-cell office:value-type="float" office:value="0.94725818566292797" table:style-name="ce3">
            <text:p>0.9472582</text:p>
          </table:table-cell>
          <table:table-cell office:value-type="float" office:value="0.89752585380847705" table:style-name="ce3">
            <text:p>0.8975259</text:p>
          </table:table-cell>
          <table:table-cell table:number-columns-repeated="16380"/>
        </table:table-row>
        <table:table-row table:style-name="ro1">
          <table:table-cell office:value-type="float" office:value="0.5" table:style-name="ce1">
            <text:p>0.5</text:p>
          </table:table-cell>
          <table:table-cell office:value-type="float" office:value="24.798873671009499" table:style-name="ce2">
            <text:p>24.798874</text:p>
          </table:table-cell>
          <table:table-cell office:value-type="float" office:value="0.97006051702167995" table:style-name="ce3">
            <text:p>0.9700605</text:p>
          </table:table-cell>
          <table:table-cell office:value-type="float" office:value="0.93784103031366595" table:style-name="ce3">
            <text:p>0.9378410</text:p>
          </table:table-cell>
          <table:table-cell table:number-columns-repeated="16380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24.8124613205858" table:style-name="ce2">
            <text:p>24.812461</text:p>
          </table:table-cell>
          <table:table-cell office:value-type="float" office:value="0.983835998411832" table:style-name="ce3">
            <text:p>0.9838360</text:p>
          </table:table-cell>
          <table:table-cell office:value-type="float" office:value="0.96525490988974605" table:style-name="ce3">
            <text:p>0.9652549</text:p>
          </table:table-cell>
          <table:table-cell table:number-columns-repeated="16380"/>
        </table:table-row>
        <table:table-row table:style-name="ro1">
          <table:table-cell office:value-type="float" office:value="0.7" table:style-name="ce1">
            <text:p>0.7</text:p>
          </table:table-cell>
          <table:table-cell office:value-type="float" office:value="25.483400633722301" table:style-name="ce2">
            <text:p>25.483401</text:p>
          </table:table-cell>
          <table:table-cell office:value-type="float" office:value="0.99194224352989202" table:style-name="ce3">
            <text:p>0.9919422</text:p>
          </table:table-cell>
          <table:table-cell office:value-type="float" office:value="0.98243567105830099" table:style-name="ce3">
            <text:p>0.9824357</text:p>
          </table:table-cell>
          <table:table-cell table:number-columns-repeated="16380"/>
        </table:table-row>
        <table:table-row table:style-name="ro1">
          <table:table-cell office:value-type="float" office:value="0.8" table:style-name="ce1">
            <text:p>0.8</text:p>
          </table:table-cell>
          <table:table-cell office:value-type="float" office:value="25.7913822674656" table:style-name="ce2">
            <text:p>25.791382</text:p>
          </table:table-cell>
          <table:table-cell office:value-type="float" office:value="0.99667131903227302" table:style-name="ce3">
            <text:p>0.9966713</text:p>
          </table:table-cell>
          <table:table-cell office:value-type="float" office:value="0.99306310552160504" table:style-name="ce3">
            <text:p>0.9930631</text:p>
          </table:table-cell>
          <table:table-cell table:number-columns-repeated="16380"/>
        </table:table-row>
        <table:table-row table:style-name="ro1">
          <table:table-cell office:value-type="float" office:value="0.9" table:style-name="ce1">
            <text:p>0.9</text:p>
          </table:table-cell>
          <table:table-cell office:value-type="float" office:value="25.5710091854511" table:style-name="ce2">
            <text:p>25.571009</text:p>
          </table:table-cell>
          <table:table-cell office:value-type="float" office:value="0.99920456717954298" table:style-name="ce3">
            <text:p>0.9992046</text:p>
          </table:table-cell>
          <table:table-cell office:value-type="float" office:value="0.998443470619921" table:style-name="ce3">
            <text:p>0.998443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6.0155616133415" table:style-name="ce2">
            <text:p>26.015562</text:p>
          </table:table-cell>
          <table:table-cell office:value-type="float" office:value="0.99998240332545996" table:style-name="ce3">
            <text:p>0.9999824</text:p>
          </table:table-cell>
          <table:table-cell office:value-type="float" office:value="0.99997923148544599" table:style-name="ce3">
            <text:p>0.9999792</text:p>
          </table:table-cell>
          <table:table-cell table:number-columns-repeated="16380"/>
        </table:table-row>
        <table:table-row table:style-name="ro1">
          <table:table-cell office:value-type="float" office:value="1.1000000000000001" table:style-name="ce1">
            <text:p>1.1</text:p>
          </table:table-cell>
          <table:table-cell office:value-type="float" office:value="26.901961503762902" table:style-name="ce2">
            <text:p>26.901962</text:p>
          </table:table-cell>
          <table:table-cell office:value-type="float" office:value="0.99923580121585698" table:style-name="ce3">
            <text:p>0.9992358</text:p>
          </table:table-cell>
          <table:table-cell office:value-type="float" office:value="0.99863399785794404" table:style-name="ce3">
            <text:p>0.9986340</text:p>
          </table:table-cell>
          <table:table-cell table:number-columns-repeated="16380"/>
        </table:table-row>
        <table:table-row table:style-name="ro1">
          <table:table-cell office:value-type="float" office:value="1.2" table:style-name="ce1">
            <text:p>1.2</text:p>
          </table:table-cell>
          <table:table-cell office:value-type="float" office:value="26.650718447653901" table:style-name="ce2">
            <text:p>26.650718</text:p>
          </table:table-cell>
          <table:table-cell office:value-type="float" office:value="0.99695648333834097" table:style-name="ce3">
            <text:p>0.9969565</text:p>
          </table:table-cell>
          <table:table-cell office:value-type="float" office:value="0.995284343758151" table:style-name="ce3">
            <text:p>0.9952843</text:p>
          </table:table-cell>
          <table:table-cell table:number-columns-repeated="16380"/>
        </table:table-row>
        <table:table-row table:style-name="ro1">
          <table:table-cell office:value-type="float" office:value="1.3" table:style-name="ce1">
            <text:p>1.3</text:p>
          </table:table-cell>
          <table:table-cell office:value-type="float" office:value="26.9199866318876" table:style-name="ce2">
            <text:p>26.919987</text:p>
          </table:table-cell>
          <table:table-cell office:value-type="float" office:value="0.99311684481145202" table:style-name="ce3">
            <text:p>0.9931168</text:p>
          </table:table-cell>
          <table:table-cell office:value-type="float" office:value="0.99075891569261598" table:style-name="ce3">
            <text:p>0.9907589</text:p>
          </table:table-cell>
          <table:table-cell table:number-columns-repeated="16380"/>
        </table:table-row>
        <table:table-row table:style-name="ro1">
          <table:table-cell office:value-type="float" office:value="1.4" table:style-name="ce1">
            <text:p>1.4</text:p>
          </table:table-cell>
          <table:table-cell office:value-type="float" office:value="27.530539306523998" table:style-name="ce2">
            <text:p>27.530539</text:p>
          </table:table-cell>
          <table:table-cell office:value-type="float" office:value="0.989024926965413" table:style-name="ce3">
            <text:p>0.9890249</text:p>
          </table:table-cell>
          <table:table-cell office:value-type="float" office:value="0.98606702847213101" table:style-name="ce3">
            <text:p>0.9860670</text:p>
          </table:table-cell>
          <table:table-cell table:number-columns-repeated="16380"/>
        </table:table-row>
        <table:table-row table:style-name="ro1">
          <table:table-cell office:value-type="float" office:value="1.5" table:style-name="ce1">
            <text:p>1.5</text:p>
          </table:table-cell>
          <table:table-cell office:value-type="float" office:value="27.9276842430668" table:style-name="ce2">
            <text:p>27.927684</text:p>
          </table:table-cell>
          <table:table-cell office:value-type="float" office:value="0.98376250136638399" table:style-name="ce3">
            <text:p>0.9837625</text:p>
          </table:table-cell>
          <table:table-cell office:value-type="float" office:value="0.98048559627708198" table:style-name="ce3">
            <text:p>0.9804856</text:p>
          </table:table-cell>
          <table:table-cell table:number-columns-repeated="16380"/>
        </table:table-row>
        <table:table-row table:style-name="ro1">
          <table:table-cell office:value-type="float" office:value="1.6" table:style-name="ce1">
            <text:p>1.6</text:p>
          </table:table-cell>
          <table:table-cell office:value-type="float" office:value="28.441634793128699" table:style-name="ce2">
            <text:p>28.441635</text:p>
          </table:table-cell>
          <table:table-cell office:value-type="float" office:value="0.97796849499092697" table:style-name="ce3">
            <text:p>0.9779685</text:p>
          </table:table-cell>
          <table:table-cell office:value-type="float" office:value="0.97442618125904101" table:style-name="ce3">
            <text:p>0.9744262</text:p>
          </table:table-cell>
          <table:table-cell table:number-columns-repeated="16380"/>
        </table:table-row>
        <table:table-row table:style-name="ro1">
          <table:table-cell office:value-type="float" office:value="1.7" table:style-name="ce1">
            <text:p>1.7</text:p>
          </table:table-cell>
          <table:table-cell office:value-type="float" office:value="26.792831274700099" table:style-name="ce2">
            <text:p>26.792831</text:p>
          </table:table-cell>
          <table:table-cell office:value-type="float" office:value="0.971507489856134" table:style-name="ce3">
            <text:p>0.9715075</text:p>
          </table:table-cell>
          <table:table-cell office:value-type="float" office:value="0.96790759828320605" table:style-name="ce3">
            <text:p>0.9679076</text:p>
          </table:table-cell>
          <table:table-cell table:number-columns-repeated="16380"/>
        </table:table-row>
        <table:table-row table:style-name="ro1">
          <table:table-cell office:value-type="float" office:value="1.8" table:style-name="ce1">
            <text:p>1.8</text:p>
          </table:table-cell>
          <table:table-cell office:value-type="float" office:value="28.150943157423701" table:style-name="ce2">
            <text:p>28.150943</text:p>
          </table:table-cell>
          <table:table-cell office:value-type="float" office:value="0.96467296875370301" table:style-name="ce3">
            <text:p>0.9646730</text:p>
          </table:table-cell>
          <table:table-cell office:value-type="float" office:value="0.96109823013995799" table:style-name="ce3">
            <text:p>0.9610982</text:p>
          </table:table-cell>
          <table:table-cell table:number-columns-repeated="16380"/>
        </table:table-row>
        <table:table-row table:style-name="ro1">
          <table:table-cell office:value-type="float" office:value="1.9" table:style-name="ce1">
            <text:p>1.9</text:p>
          </table:table-cell>
          <table:table-cell office:value-type="float" office:value="28.638854257439998" table:style-name="ce2">
            <text:p>28.638854</text:p>
          </table:table-cell>
          <table:table-cell office:value-type="float" office:value="0.957496353993884" table:style-name="ce3">
            <text:p>0.9574964</text:p>
          </table:table-cell>
          <table:table-cell office:value-type="float" office:value="0.95406732220528701" table:style-name="ce3">
            <text:p>0.9540673</text:p>
          </table:table-cell>
          <table:table-cell table:number-columns-repeated="16380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table:style-name="ce1">
            <draw:frame draw:z-index="3" draw:id="id2" draw:style-name="a2" draw:name="Chart 2" svg:x="0.2413in" svg:y="0.0543in" svg:width="6.3in" svg:height="3.535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2" draw:id="id1" draw:style-name="a1" draw:name="Chart 3" svg:x="0.8622in" svg:y="0.1035in" svg:width="6.2988in" svg:height="3.5429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1048546" table:style-name="ro1">
          <table:table-cell table:number-columns-repeated="16384"/>
        </table:table-row>
      </table:table>
      <table:table table:name="swarmSizeTest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1">
            <text:p>Swarm Size</text:p>
          </table:table-cell>
          <table:table-cell office:value-type="string" table:style-name="ce1">
            <text:p>rmse</text:p>
          </table:table-cell>
          <table:table-cell office:value-type="string" table:style-name="ce1">
            <text:p>scc</text:p>
          </table:table-cell>
          <table:table-cell office:value-type="string" table:style-name="ce1">
            <text:p>pcc</text:p>
          </table:table-cell>
          <table:table-cell office:value-type="string" table:style-name="ce1">
            <text:p>time (s)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5.329329113090999" table:style-name="ce2">
            <text:p>25.329329</text:p>
          </table:table-cell>
          <table:table-cell office:value-type="float" office:value="0.99632680940065599" table:style-name="ce3">
            <text:p>0.9963268</text:p>
          </table:table-cell>
          <table:table-cell office:value-type="float" office:value="0.99575660753782902" table:style-name="ce3">
            <text:p>0.9957566</text:p>
          </table:table-cell>
          <table:table-cell office:value-type="float" office:value="170.06859517097499" table:style-name="ce4">
            <text:p>170.0686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4.597125906735901" table:style-name="ce2">
            <text:p>24.597126</text:p>
          </table:table-cell>
          <table:table-cell office:value-type="float" office:value="0.99982768835176195" table:style-name="ce3">
            <text:p>0.9998277</text:p>
          </table:table-cell>
          <table:table-cell office:value-type="float" office:value="0.99980107722594902" table:style-name="ce3">
            <text:p>0.9998011</text:p>
          </table:table-cell>
          <table:table-cell office:value-type="float" office:value="415.267109394074" table:style-name="ce4">
            <text:p>415.2671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6.0155616133415" table:style-name="ce2">
            <text:p>26.015562</text:p>
          </table:table-cell>
          <table:table-cell office:value-type="float" office:value="0.99998240332545996" table:style-name="ce3">
            <text:p>0.9999824</text:p>
          </table:table-cell>
          <table:table-cell office:value-type="float" office:value="0.99997923148544599" table:style-name="ce3">
            <text:p>0.9999792</text:p>
          </table:table-cell>
          <table:table-cell office:value-type="float" office:value="660.24529170990002" table:style-name="ce5">
            <text:p>660.2452917</text:p>
          </table:table-cell>
          <table:table-cell table:number-columns-repeated="16379"/>
        </table:table-row>
        <table:table-row table:number-rows-repeated="4" table:style-name="ro1">
          <table:table-cell table:style-name="ce1"/>
          <table:table-cell table:style-name="ce2"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table:style-name="ce1">
            <draw:frame draw:z-index="4" draw:id="id6" draw:style-name="a6" draw:name="Chart 1" svg:x="0.0661in" svg:y="0.061in" svg:width="6.3in" svg:height="3.5366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style-name="ce2"/>
          <table:table-cell table:number-columns-repeated="2" table:style-name="ce3"/>
          <table:table-cell table:number-columns-repeated="3" table:style-name="ce1"/>
          <table:table-cell table:style-name="ce1">
            <draw:frame draw:z-index="1" draw:id="id3" draw:style-name="a3" draw:name="Chart 2" svg:x="0.3413in" svg:y="0.1083in" svg:width="6.3in" svg:height="3.5457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7" table:style-name="ro1">
          <table:table-cell table:style-name="ce1"/>
          <table:table-cell table:style-name="ce2"/>
          <table:table-cell table:number-columns-repeated="2" table:style-name="ce3"/>
          <table:table-cell table:number-columns-repeated="16380" table:style-name="ce1"/>
        </table:table-row>
        <table:table-row table:number-rows-repeated="4" table:style-name="ro1">
          <table:table-cell/>
          <table:table-cell table:style-name="ce2"/>
          <table:table-cell table:number-columns-repeated="2" table:style-name="ce3"/>
          <table:table-cell table:number-columns-repeated="16380"/>
        </table:table-row>
        <table:table-row table:number-rows-repeated="13" table:style-name="ro1">
          <table:table-cell table:number-columns-repeated="16384"/>
        </table:table-row>
        <table:table-row table:style-name="ro1">
          <table:table-cell table:style-name="ce1">
            <draw:frame draw:z-index="2" draw:id="id4" draw:style-name="a4" draw:name="Chart 3" svg:x="0.3075in" svg:y="0.0299in" svg:width="6.2996in" svg:height="3.5457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3" draw:id="id5" draw:style-name="a5" draw:name="Chart 4" svg:x="0.7252in" svg:y="0.0091in" svg:width="6.2996in" svg:height="3.5457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1048542" table:style-name="ro1">
          <table:table-cell table:number-columns-repeated="16384"/>
        </table:table-row>
      </table:table>
      <table:table table:name="thresholdTest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1">
            <text:p>threshold</text:p>
          </table:table-cell>
          <table:table-cell office:value-type="string" table:style-name="ce1">
            <text:p>SCC</text:p>
          </table:table-cell>
          <table:table-cell office:value-type="string" table:style-name="ce1">
            <text:p>PCC</text:p>
          </table:table-cell>
          <table:table-cell office:value-type="string" table:style-name="ce1">
            <text:p>RMSE</text:p>
          </table:table-cell>
          <table:table-cell table:number-columns-repeated="16380" table:style-name="ce1"/>
        </table:table-row>
        <table:table-row table:style-name="ro1">
          <table:table-cell office:value-type="float" office:value="0.1" table:style-name="ce6">
            <text:p>0.100000</text:p>
          </table:table-cell>
          <table:table-cell office:value-type="float" office:value="0.99467752407464605" table:style-name="ce3">
            <text:p>0.9946775</text:p>
          </table:table-cell>
          <table:table-cell office:value-type="float" office:value="0.99511077116147595" table:style-name="ce3">
            <text:p>0.9951108</text:p>
          </table:table-cell>
          <table:table-cell office:value-type="float" office:value="25.891424833776" table:style-name="ce5">
            <text:p>25.89142483</text:p>
          </table:table-cell>
          <table:table-cell table:style-name="ce1"/>
          <table:table-cell table:style-name="ce6"/>
          <table:table-cell table:number-columns-repeated="16378"/>
        </table:table-row>
        <table:table-row table:style-name="ro1">
          <table:table-cell office:value-type="float" office:value="0.01" table:style-name="ce6">
            <text:p>0.010000</text:p>
          </table:table-cell>
          <table:table-cell office:value-type="float" office:value="0.99467752407464605" table:style-name="ce3">
            <text:p>0.9946775</text:p>
          </table:table-cell>
          <table:table-cell office:value-type="float" office:value="0.99511077116147595" table:style-name="ce3">
            <text:p>0.9951108</text:p>
          </table:table-cell>
          <table:table-cell office:value-type="float" office:value="25.891424833776" table:style-name="ce5">
            <text:p>25.89142483</text:p>
          </table:table-cell>
          <table:table-cell table:style-name="ce1"/>
          <table:table-cell table:style-name="ce6"/>
          <table:table-cell table:number-columns-repeated="16378"/>
        </table:table-row>
        <table:table-row table:style-name="ro1">
          <table:table-cell office:value-type="float" office:value="1E-3" table:style-name="ce6">
            <text:p>0.001000</text:p>
          </table:table-cell>
          <table:table-cell office:value-type="float" office:value="0.99587098079719605" table:style-name="ce3">
            <text:p>0.9958710</text:p>
          </table:table-cell>
          <table:table-cell office:value-type="float" office:value="0.99532326179221398" table:style-name="ce3">
            <text:p>0.9953233</text:p>
          </table:table-cell>
          <table:table-cell office:value-type="float" office:value="27.297123007336101" table:style-name="ce5">
            <text:p>27.29712301</text:p>
          </table:table-cell>
          <table:table-cell table:style-name="ce1"/>
          <table:table-cell table:style-name="ce6"/>
          <table:table-cell table:number-columns-repeated="16378"/>
        </table:table-row>
        <table:table-row table:style-name="ro1">
          <table:table-cell office:value-type="float" office:value="1E-4" table:style-name="ce6">
            <text:p>0.000100</text:p>
          </table:table-cell>
          <table:table-cell office:value-type="float" office:value="0.99587098079719605" table:style-name="ce3">
            <text:p>0.9958710</text:p>
          </table:table-cell>
          <table:table-cell office:value-type="float" office:value="0.99532326179221398" table:style-name="ce3">
            <text:p>0.9953233</text:p>
          </table:table-cell>
          <table:table-cell office:value-type="float" office:value="27.297123007336101" table:style-name="ce5">
            <text:p>27.29712301</text:p>
          </table:table-cell>
          <table:table-cell table:style-name="ce1"/>
          <table:table-cell table:style-name="ce6"/>
          <table:table-cell table:number-columns-repeated="16378"/>
        </table:table-row>
        <table:table-row table:style-name="ro1">
          <table:table-cell office:value-type="float" office:value="1.0000000000000001E-5" table:style-name="ce6">
            <text:p>0.000010</text:p>
          </table:table-cell>
          <table:table-cell office:value-type="float" office:value="0.99587098079719605" table:style-name="ce3">
            <text:p>0.9958710</text:p>
          </table:table-cell>
          <table:table-cell office:value-type="float" office:value="0.99532326179221398" table:style-name="ce3">
            <text:p>0.9953233</text:p>
          </table:table-cell>
          <table:table-cell office:value-type="float" office:value="27.297123007336101" table:style-name="ce5">
            <text:p>27.29712301</text:p>
          </table:table-cell>
          <table:table-cell table:style-name="ce1"/>
          <table:table-cell table:style-name="ce6"/>
          <table:table-cell table:number-columns-repeated="16378"/>
        </table:table-row>
        <table:table-row table:style-name="ro1">
          <table:table-cell office:value-type="float" office:value="9.9999999999999995E-7" table:style-name="ce6">
            <text:p>0.000001</text:p>
          </table:table-cell>
          <table:table-cell office:value-type="float" office:value="0.99998240332545996" table:style-name="ce3">
            <text:p>0.9999824</text:p>
          </table:table-cell>
          <table:table-cell office:value-type="float" office:value="0.99997923148544599" table:style-name="ce3">
            <text:p>0.9999792</text:p>
          </table:table-cell>
          <table:table-cell office:value-type="float" office:value="26.0155616133415" table:style-name="ce5">
            <text:p>26.01556161</text:p>
          </table:table-cell>
          <table:table-cell table:style-name="ce1"/>
          <table:table-cell table:style-name="ce6"/>
          <table:table-cell table:number-columns-repeated="16378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style-name="ce1">
            <draw:frame draw:z-index="1" draw:id="id7" draw:style-name="a7" draw:name="Chart 1" svg:x="0in" svg:y="0.1327in" svg:width="6.2996in" svg:height="3.5457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3" draw:id="id9" draw:style-name="a9" draw:name="Chart 2" svg:x="0.176in" svg:y="0.1535in" svg:width="6.2996in" svg:height="3.5457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20" table:style-name="ro1">
          <table:table-cell table:number-columns-repeated="16384"/>
        </table:table-row>
        <table:table-row table:style-name="ro1">
          <table:table-cell table:style-name="ce1">
            <draw:frame draw:z-index="2" draw:id="id8" draw:style-name="a8" draw:name="Chart 3" svg:x="0.6035in" svg:y="0.1531in" svg:width="6.3in" svg:height="3.5457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38" table:style-name="ro1">
          <table:table-cell table:number-columns-repeated="16384"/>
        </table:table-row>
      </table:table>
      <table:table table:name="noiseLevelTest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1">
            <text:p>Noise level</text:p>
          </table:table-cell>
          <table:table-cell office:value-type="string" table:style-name="ce1">
            <text:p>scc</text:p>
          </table:table-cell>
          <table:table-cell office:value-type="string" table:style-name="ce1">
            <text:p>rmse</text:p>
          </table:table-cell>
          <table:table-cell office:value-type="string" table:style-name="ce1">
            <text:p>pcc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.99998240332545996" table:style-name="ce3">
            <text:p>0.9999824</text:p>
          </table:table-cell>
          <table:table-cell office:value-type="float" office:value="26.0155616133415" table:style-name="ce2">
            <text:p>26.015562</text:p>
          </table:table-cell>
          <table:table-cell office:value-type="float" office:value="0.99997923148544599" table:style-name="ce3">
            <text:p>0.999979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99670753771683596" table:style-name="ce3">
            <text:p>0.9967075</text:p>
          </table:table-cell>
          <table:table-cell office:value-type="float" office:value="26.7760010700324" table:style-name="ce2">
            <text:p>26.776001</text:p>
          </table:table-cell>
          <table:table-cell office:value-type="float" office:value="0.99670322676975398" table:style-name="ce3">
            <text:p>0.996703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99637329381941098" table:style-name="ce3">
            <text:p>0.9963733</text:p>
          </table:table-cell>
          <table:table-cell office:value-type="float" office:value="26.8655367491004" table:style-name="ce2">
            <text:p>26.865537</text:p>
          </table:table-cell>
          <table:table-cell office:value-type="float" office:value="0.99660556993148497" table:style-name="ce3">
            <text:p>0.9966056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.99726357122527198" table:style-name="ce3">
            <text:p>0.9972636</text:p>
          </table:table-cell>
          <table:table-cell office:value-type="float" office:value="26.9762563277942" table:style-name="ce2">
            <text:p>26.976256</text:p>
          </table:table-cell>
          <table:table-cell office:value-type="float" office:value="0.99673006473566195" table:style-name="ce3">
            <text:p>0.9967301</text:p>
          </table:table-cell>
          <table:table-cell table:number-columns-repeated="16380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0.99449452329417898" table:style-name="ce3">
            <text:p>0.9944945</text:p>
          </table:table-cell>
          <table:table-cell office:value-type="float" office:value="25.308045408134799" table:style-name="ce2">
            <text:p>25.308045</text:p>
          </table:table-cell>
          <table:table-cell office:value-type="float" office:value="0.99422092027348696" table:style-name="ce3">
            <text:p>0.9942209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0.99303049645945396" table:style-name="ce3">
            <text:p>0.9930305</text:p>
          </table:table-cell>
          <table:table-cell office:value-type="float" office:value="26.719613406173501" table:style-name="ce2">
            <text:p>26.719613</text:p>
          </table:table-cell>
          <table:table-cell office:value-type="float" office:value="0.99299985583654404" table:style-name="ce3">
            <text:p>0.9929999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0.99429031543336899" table:style-name="ce3">
            <text:p>0.9942903</text:p>
          </table:table-cell>
          <table:table-cell office:value-type="float" office:value="26.572023497610601" table:style-name="ce2">
            <text:p>26.572023</text:p>
          </table:table-cell>
          <table:table-cell office:value-type="float" office:value="0.99482984046709" table:style-name="ce3">
            <text:p>0.9948298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0.99660554249175204" table:style-name="ce3">
            <text:p>0.9966055</text:p>
          </table:table-cell>
          <table:table-cell office:value-type="float" office:value="27.144375359324101" table:style-name="ce2">
            <text:p>27.144375</text:p>
          </table:table-cell>
          <table:table-cell office:value-type="float" office:value="0.99635684086629706" table:style-name="ce3">
            <text:p>0.9963568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0.99725757187929298" table:style-name="ce3">
            <text:p>0.9972576</text:p>
          </table:table-cell>
          <table:table-cell office:value-type="float" office:value="26.3887029711031" table:style-name="ce2">
            <text:p>26.388703</text:p>
          </table:table-cell>
          <table:table-cell office:value-type="float" office:value="0.997096891081244" table:style-name="ce3">
            <text:p>0.9970969</text:p>
          </table:table-cell>
          <table:table-cell table:number-columns-repeated="16380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0.99507798269834302" table:style-name="ce3">
            <text:p>0.9950780</text:p>
          </table:table-cell>
          <table:table-cell office:value-type="float" office:value="26.504652276992399" table:style-name="ce2">
            <text:p>26.504652</text:p>
          </table:table-cell>
          <table:table-cell office:value-type="float" office:value="0.99549154491366698" table:style-name="ce3">
            <text:p>0.9954915</text:p>
          </table:table-cell>
          <table:table-cell table:number-columns-repeated="16380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0.99225178431486105" table:style-name="ce3">
            <text:p>0.9922518</text:p>
          </table:table-cell>
          <table:table-cell office:value-type="float" office:value="27.344514452601999" table:style-name="ce2">
            <text:p>27.344514</text:p>
          </table:table-cell>
          <table:table-cell office:value-type="float" office:value="0.99305652720888204" table:style-name="ce3">
            <text:p>0.9930565</text:p>
          </table:table-cell>
          <table:table-cell table:number-columns-repeated="16380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0.98983091563831904" table:style-name="ce3">
            <text:p>0.9898309</text:p>
          </table:table-cell>
          <table:table-cell office:value-type="float" office:value="25.884598270177101" table:style-name="ce2">
            <text:p>25.884598</text:p>
          </table:table-cell>
          <table:table-cell office:value-type="float" office:value="0.99033814891333805" table:style-name="ce3">
            <text:p>0.9903381</text:p>
          </table:table-cell>
          <table:table-cell table:number-columns-repeated="16380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0.99293640428272201" table:style-name="ce3">
            <text:p>0.9929364</text:p>
          </table:table-cell>
          <table:table-cell office:value-type="float" office:value="25.302353179744799" table:style-name="ce2">
            <text:p>25.302353</text:p>
          </table:table-cell>
          <table:table-cell office:value-type="float" office:value="0.99090371811654299" table:style-name="ce3">
            <text:p>0.9909037</text:p>
          </table:table-cell>
          <table:table-cell table:number-columns-repeated="16380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style-name="ce1">
            <draw:frame draw:z-index="1" draw:id="id10" draw:style-name="a10" draw:name="Chart 1" svg:x="0.1429in" svg:y="0.0685in" svg:width="6.3in" svg:height="3.5457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1">
          <table:table-cell table:number-columns-repeated="7"/>
          <table:table-cell table:style-name="ce1">
            <draw:frame draw:z-index="3" draw:id="id12" draw:style-name="a12" draw:name="Chart 2" svg:x="0.3142in" svg:y="0.0665in" svg:width="6.2988in" svg:height="3.5429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24" table:style-name="ro1">
          <table:table-cell table:number-columns-repeated="16384"/>
        </table:table-row>
        <table:table-row table:style-name="ro1">
          <table:table-cell table:style-name="ce1">
            <draw:frame draw:z-index="2" draw:id="id11" draw:style-name="a11" draw:name="Chart 3" svg:x="0.461in" svg:y="0.1543in" svg:width="6.3in" svg:height="3.5457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30" table:style-name="ro1">
          <table:table-cell table:number-columns-repeated="16384"/>
        </table:table-row>
      </table:table>
      <table:table table:name="Coeffecient_test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1">
            <text:p>c1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pearson</text:p>
          </table:table-cell>
          <table:table-cell office:value-type="string" table:style-name="ce1">
            <text:p>spearman</text:p>
          </table:table-cell>
          <table:table-cell office:value-type="string" table:style-name="ce1">
            <text:p>rmse</text:p>
          </table:table-cell>
          <table:table-cell table:number-columns-repeated="16379"/>
        </table:table-row>
        <table:table-row table:style-name="ro1">
          <table:table-cell office:value-type="float" office:value="0.1" table:style-name="ce1">
            <text:p>0.1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99380655525483097" table:style-name="ce2">
            <text:p>0.993807</text:p>
          </table:table-cell>
          <table:table-cell office:value-type="float" office:value="0.99318675301305404" table:style-name="ce2">
            <text:p>0.993187</text:p>
          </table:table-cell>
          <table:table-cell office:value-type="float" office:value="27.269561866171099" table:style-name="ce2">
            <text:p>27.269562</text:p>
          </table:table-cell>
          <table:table-cell table:number-columns-repeated="16379"/>
        </table:table-row>
        <table:table-row table:style-name="ro1">
          <table:table-cell office:value-type="float" office:value="0.3" table:style-name="ce7">
            <text:p>0.3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99429792923667704" table:style-name="ce2">
            <text:p>0.994298</text:p>
          </table:table-cell>
          <table:table-cell office:value-type="float" office:value="0.99377130598532104" table:style-name="ce2">
            <text:p>0.993771</text:p>
          </table:table-cell>
          <table:table-cell office:value-type="float" office:value="26.636332184034099" table:style-name="ce2">
            <text:p>26.636332</text:p>
          </table:table-cell>
          <table:table-cell table:number-columns-repeated="16379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99700142156094396" table:style-name="ce8">
            <text:p>0.997001</text:p>
          </table:table-cell>
          <table:table-cell office:value-type="float" office:value="0.99682016310779797" table:style-name="ce8">
            <text:p>0.996820</text:p>
          </table:table-cell>
          <table:table-cell office:value-type="float" office:value="25.909417066332399" table:style-name="ce2">
            <text:p>25.909417</text:p>
          </table:table-cell>
          <table:table-cell table:number-columns-repeated="16379"/>
        </table:table-row>
        <table:table-row table:style-name="ro1">
          <table:table-cell office:value-type="float" office:value="0.9" table:style-name="ce1">
            <text:p>0.9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99649379196631505" table:style-name="ce2">
            <text:p>0.996494</text:p>
          </table:table-cell>
          <table:table-cell office:value-type="float" office:value="0.99621976052930705" table:style-name="ce2">
            <text:p>0.996220</text:p>
          </table:table-cell>
          <table:table-cell office:value-type="float" office:value="26.7675591382114" table:style-name="ce2">
            <text:p>26.767559</text:p>
          </table:table-cell>
          <table:table-cell table:number-columns-repeated="16379"/>
        </table:table-row>
        <table:table-row table:style-name="ro1">
          <table:table-cell office:value-type="float" office:value="1.2" table:style-name="ce1">
            <text:p>1.2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2.5457034209787999E-2" table:style-name="ce2">
            <text:p>0.025457</text:p>
          </table:table-cell>
          <table:table-cell office:value-type="float" office:value="2.0176840951745299E-2" table:style-name="ce2">
            <text:p>0.020177</text:p>
          </table:table-cell>
          <table:table-cell office:value-type="float" office:value="24.257357777980499" table:style-name="ce2">
            <text:p>24.257358</text:p>
          </table:table-cell>
          <table:table-cell table:number-columns-repeated="16379"/>
        </table:table-row>
        <table:table-row table:style-name="ro1">
          <table:table-cell office:value-type="float" office:value="1.5" table:style-name="ce1">
            <text:p>1.5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2.9128242603033198E-2" table:style-name="ce2">
            <text:p>0.029128</text:p>
          </table:table-cell>
          <table:table-cell office:value-type="float" office:value="3.0102630895902701E-2" table:style-name="ce2">
            <text:p>0.030103</text:p>
          </table:table-cell>
          <table:table-cell office:value-type="float" office:value="24.166246396209502" table:style-name="ce2">
            <text:p>24.166246</text:p>
          </table:table-cell>
          <table:table-cell table:number-columns-repeated="16379"/>
        </table:table-row>
        <table:table-row table:style-name="ro1">
          <table:table-cell office:value-type="float" office:value="1.9" table:style-name="ce1">
            <text:p>1.9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3.2537874546103303E-2" table:style-name="ce2">
            <text:p>0.032538</text:p>
          </table:table-cell>
          <table:table-cell office:value-type="float" office:value="3.0473080459347799E-2" table:style-name="ce2">
            <text:p>0.030473</text:p>
          </table:table-cell>
          <table:table-cell office:value-type="float" office:value="24.250300232575299" table:style-name="ce2">
            <text:p>24.250300</text:p>
          </table:table-cell>
          <table:table-cell table:number-columns-repeated="16379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1" table:style-name="ce1">
            <text:p>0.1</text:p>
          </table:table-cell>
          <table:table-cell office:value-type="float" office:value="8.3145397809773702E-2" table:style-name="ce2">
            <text:p>0.083145</text:p>
          </table:table-cell>
          <table:table-cell office:value-type="float" office:value="6.6322647822716504E-2" table:style-name="ce2">
            <text:p>0.066323</text:p>
          </table:table-cell>
          <table:table-cell office:value-type="float" office:value="27.269493319718201" table:style-name="ce2">
            <text:p>27.269493</text:p>
          </table:table-cell>
          <table:table-cell table:number-columns-repeated="16379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4" table:style-name="ce1">
            <text:p>0.4</text:p>
          </table:table-cell>
          <table:table-cell office:value-type="float" office:value="9.5653206420151904E-2" table:style-name="ce2">
            <text:p>0.095653</text:p>
          </table:table-cell>
          <table:table-cell office:value-type="float" office:value="7.5435310430800803E-2" table:style-name="ce2">
            <text:p>0.075435</text:p>
          </table:table-cell>
          <table:table-cell office:value-type="float" office:value="27.592048709781" table:style-name="ce2">
            <text:p>27.592049</text:p>
          </table:table-cell>
          <table:table-cell table:number-columns-repeated="16379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0.7" table:style-name="ce1">
            <text:p>0.7</text:p>
          </table:table-cell>
          <table:table-cell office:value-type="float" office:value="0.124147814037815" table:style-name="ce2">
            <text:p>0.124148</text:p>
          </table:table-cell>
          <table:table-cell office:value-type="float" office:value="0.101530293795098" table:style-name="ce2">
            <text:p>0.101530</text:p>
          </table:table-cell>
          <table:table-cell office:value-type="float" office:value="27.472496738020801" table:style-name="ce2">
            <text:p>27.472497</text:p>
          </table:table-cell>
          <table:table-cell table:number-columns-repeated="16379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" table:style-name="ce1">
            <text:p>1</text:p>
          </table:table-cell>
          <table:table-cell office:value-type="float" office:value="0.12666432036703101" table:style-name="ce2">
            <text:p>0.126664</text:p>
          </table:table-cell>
          <table:table-cell office:value-type="float" office:value="0.105514742244953" table:style-name="ce2">
            <text:p>0.105515</text:p>
          </table:table-cell>
          <table:table-cell office:value-type="float" office:value="28.403255085632299" table:style-name="ce2">
            <text:p>28.403255</text:p>
          </table:table-cell>
          <table:table-cell table:number-columns-repeated="16379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3" table:style-name="ce1">
            <text:p>1.3</text:p>
          </table:table-cell>
          <table:table-cell office:value-type="float" office:value="0.10290602252389799" table:style-name="ce2">
            <text:p>0.102906</text:p>
          </table:table-cell>
          <table:table-cell office:value-type="float" office:value="8.1732378554561405E-2" table:style-name="ce2">
            <text:p>0.081732</text:p>
          </table:table-cell>
          <table:table-cell office:value-type="float" office:value="28.206883431545499" table:style-name="ce2">
            <text:p>28.206883</text:p>
          </table:table-cell>
          <table:table-cell table:number-columns-repeated="16379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6" table:style-name="ce1">
            <text:p>1.6</text:p>
          </table:table-cell>
          <table:table-cell office:value-type="float" office:value="0.17208333762880801" table:style-name="ce2">
            <text:p>0.172083</text:p>
          </table:table-cell>
          <table:table-cell office:value-type="float" office:value="0.128296807618589" table:style-name="ce2">
            <text:p>0.128297</text:p>
          </table:table-cell>
          <table:table-cell office:value-type="float" office:value="30.252422503490202" table:style-name="ce2">
            <text:p>30.252423</text:p>
          </table:table-cell>
          <table:table-cell table:number-columns-repeated="16379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9" table:style-name="ce1">
            <text:p>1.9</text:p>
          </table:table-cell>
          <table:table-cell office:value-type="float" office:value="0.45620814069263199" table:style-name="ce2">
            <text:p>0.456208</text:p>
          </table:table-cell>
          <table:table-cell office:value-type="float" office:value="0.37213812496097398" table:style-name="ce2">
            <text:p>0.372138</text:p>
          </table:table-cell>
          <table:table-cell office:value-type="float" office:value="29.6902124951811" table:style-name="ce2">
            <text:p>29.690212</text:p>
          </table:table-cell>
          <table:table-cell table:number-columns-repeated="16379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2000000000000002" table:style-name="ce7">
            <text:p>2.2</text:p>
          </table:table-cell>
          <table:table-cell office:value-type="float" office:value="0.99429792923667704" table:style-name="ce2">
            <text:p>0.994298</text:p>
          </table:table-cell>
          <table:table-cell office:value-type="float" office:value="0.99377130598532104" table:style-name="ce2">
            <text:p>0.993771</text:p>
          </table:table-cell>
          <table:table-cell office:value-type="float" office:value="26.636332184034099" table:style-name="ce2">
            <text:p>26.636332</text:p>
          </table:table-cell>
          <table:table-cell table:number-columns-repeated="16379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5" table:style-name="ce1">
            <text:p>2.5</text:p>
          </table:table-cell>
          <table:table-cell office:value-type="float" office:value="0.99820301162700098" table:style-name="ce2">
            <text:p>0.998203</text:p>
          </table:table-cell>
          <table:table-cell office:value-type="float" office:value="0.99814338881887299" table:style-name="ce2">
            <text:p>0.998143</text:p>
          </table:table-cell>
          <table:table-cell office:value-type="float" office:value="25.458332387009602" table:style-name="ce2">
            <text:p>25.458332</text:p>
          </table:table-cell>
          <table:table-cell table:number-columns-repeated="16379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8" table:style-name="ce1">
            <text:p>2.8</text:p>
          </table:table-cell>
          <table:table-cell office:value-type="float" office:value="0.99298009111866203" table:style-name="ce9">
            <text:p>0.992980</text:p>
          </table:table-cell>
          <table:table-cell office:value-type="float" office:value="0.99216247324951001" table:style-name="ce9">
            <text:p>0.992162</text:p>
          </table:table-cell>
          <table:table-cell office:value-type="float" office:value="26.038569260682301" table:style-name="ce2">
            <text:p>26.038569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draw:frame draw:z-index="1" draw:id="id13" draw:style-name="a13" draw:name="Chart 1" svg:x="0.1976in" svg:y="0.0693in" svg:width="6.6949in" svg:height="3.7654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style-name="ro1">
          <table:table-cell table:number-columns-repeated="8" table:style-name="ce1"/>
          <table:table-cell table:style-name="ce1">
            <draw:frame draw:z-index="2" draw:id="id14" draw:style-name="a14" draw:name="Chart 2" svg:x="0.0768in" svg:y="0.0173in" svg:width="6.3in" svg:height="3.535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number-rows-repeated="28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1">
            <text:p>This is the key char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3" draw:id="id15" draw:style-name="a15" draw:name="Chart 3" svg:x="0.2638in" svg:y="0.1209in" svg:width="6.3in" svg:height="3.5457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2"/>
          <table:table-cell table:number-columns-repeated="4" table:style-name="ce1"/>
          <table:table-cell table:style-name="ce1">
            <draw:frame draw:z-index="4" draw:id="id16" draw:style-name="a16" draw:name="Chart 4" svg:x="0.6697in" svg:y="0.0661in" svg:width="6.3in" svg:height="3.5445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21" table:style-name="ro1">
          <table:table-cell table:number-columns-repeated="16384"/>
        </table:table-row>
        <table:table-row table:style-name="ro1">
          <table:table-cell office:value-type="string" table:style-name="ce1">
            <text:p>Chromosome 19 1MB</text:p>
          </table:table-cell>
          <table:table-cell table:number-columns-repeated="16383" table:style-name="ce1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94454510148248105" table:style-name="ce10">
            <text:p>0.944545101</text:p>
          </table:table-cell>
          <table:table-cell table:number-columns-repeated="1638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.94448065223720201" table:style-name="ce10">
            <text:p>0.944480652</text:p>
          </table:table-cell>
          <table:table-cell table:number-columns-repeated="1638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2.5" table:style-name="ce1">
            <text:p>2.5</text:p>
          </table:table-cell>
          <table:table-cell office:value-type="float" office:value="0.94411056191776699" table:style-name="ce10">
            <text:p>0.944110562</text:p>
          </table:table-cell>
          <table:table-cell table:number-columns-repeated="1638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9" table:style-name="ce1">
            <text:p>1.9</text:p>
          </table:table-cell>
          <table:table-cell office:value-type="float" office:value="0.944509436272298" table:style-name="ce10">
            <text:p>0.944509436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hromosome 21 500kbB</text:p>
          </table:table-cell>
          <table:table-cell table:number-columns-repeated="16383" table:style-name="ce1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1.9" table:style-name="ce1">
            <text:p>1.9</text:p>
          </table:table-cell>
          <table:table-cell office:value-type="float" office:value="0.95791419585538895" table:style-name="ce1">
            <text:p>0.957914196</text:p>
          </table:table-cell>
          <table:table-cell table:number-columns-repeated="16381"/>
        </table:table-row>
        <table:table-row table:number-rows-repeated="1048493" table:style-name="ro1">
          <table:table-cell table:number-columns-repeated="16384"/>
        </table:table-row>
      </table:table>
      <table:table table:name="consistency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1">
            <text:p>iteration</text:p>
          </table:table-cell>
          <table:table-cell office:value-type="string" table:style-name="ce1">
            <text:p>Average scc</text:p>
          </table:table-cell>
          <table:table-cell office:value-type="string" table:style-name="ce1">
            <text:p>Average rmse</text:p>
          </table:table-cell>
          <table:table-cell office:value-type="string" table:style-name="ce1">
            <text:p>Average pcc</text:p>
          </table:table-cell>
          <table:table-cell office:value-type="string" table:style-name="ce1">
            <text:p>Average tm sco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hr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hr2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hr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hr1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hr15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hr19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hr2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hr2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hr22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Comparison_1MB" table:style-name="ta2">
        <table:table-column table:style-name="co2" table:number-columns-repeated="16384" table:default-cell-style-name="ce1"/>
        <table:table-row table:style-name="ro2">
          <table:table-cell office:value-type="string" table:style-name="ce11">
            <text:p>Chromosome</text:p>
          </table:table-cell>
          <table:table-cell office:value-type="string" table:style-name="ce11">
            <text:p>HSA<text:s/></text:p>
          </table:table-cell>
          <table:table-cell office:value-type="string" table:style-name="ce11">
            <text:p>ChromSDE</text:p>
          </table:table-cell>
          <table:table-cell office:value-type="string" table:style-name="ce11">
            <text:p>Pastis</text:p>
          </table:table-cell>
          <table:table-cell office:value-type="string" table:style-name="ce11">
            <text:p>ShRec3D</text:p>
          </table:table-cell>
          <table:table-cell office:value-type="string" table:style-name="ce11">
            <text:p><text:s/>Chromosome3D</text:p>
          </table:table-cell>
          <table:table-cell office:value-type="string" table:style-name="ce11">
            <text:p>3DMax</text:p>
          </table:table-cell>
          <table:table-cell office:value-type="string" table:style-name="ce11">
            <text:p>LorDG</text:p>
          </table:table-cell>
          <table:table-cell office:value-type="string" table:style-name="ce16">
            <text:p>particleChromo</text:p>
          </table:table-cell>
          <table:table-cell table:number-columns-repeated="16375"/>
        </table:table-row>
        <table:table-row table:style-name="ro2">
          <table:table-cell office:value-type="float" office:value="1" table:style-name="ce14">
            <text:p>1</text:p>
          </table:table-cell>
          <table:table-cell office:value-type="float" office:value="0.74691075439370036" table:style-name="ce15">
            <text:p>0.746910754</text:p>
          </table:table-cell>
          <table:table-cell office:value-type="float" office:value="0.94314699999999996" table:style-name="ce13">
            <text:p>0.943147</text:p>
          </table:table-cell>
          <table:table-cell office:value-type="float" office:value="0.87192717401248487" table:style-name="ce13">
            <text:p>0.871927174</text:p>
          </table:table-cell>
          <table:table-cell office:value-type="float" office:value="0.74756999999999996" table:style-name="ce13">
            <text:p>0.74757</text:p>
          </table:table-cell>
          <table:table-cell office:value-type="float" office:value="0.86871057184859557" table:style-name="ce13">
            <text:p>0.868710572</text:p>
          </table:table-cell>
          <table:table-cell office:value-type="float" office:value="0.95654361697866108" table:style-name="ce13">
            <text:p>0.956543617</text:p>
          </table:table-cell>
          <table:table-cell office:value-type="float" office:value="0.89554484397116874" table:style-name="ce13">
            <text:p>0.895544844</text:p>
          </table:table-cell>
          <table:table-cell table:number-columns-repeated="16376" table:style-name="ce1"/>
        </table:table-row>
        <table:table-row table:style-name="ro2">
          <table:table-cell office:value-type="float" office:value="2" table:style-name="ce14">
            <text:p>2</text:p>
          </table:table-cell>
          <table:table-cell office:value-type="float" office:value="0.75998856583345109" table:style-name="ce13">
            <text:p>0.759988566</text:p>
          </table:table-cell>
          <table:table-cell office:value-type="float" office:value="0.93279400000000001" table:style-name="ce13">
            <text:p>0.932794</text:p>
          </table:table-cell>
          <table:table-cell office:value-type="float" office:value="0.86020931840125403" table:style-name="ce13">
            <text:p>0.860209318</text:p>
          </table:table-cell>
          <table:table-cell office:value-type="float" office:value="0.85336299999999998" table:style-name="ce13">
            <text:p>0.853363</text:p>
          </table:table-cell>
          <table:table-cell office:value-type="float" office:value="0.90294011297576793" table:style-name="ce13">
            <text:p>0.902940113</text:p>
          </table:table-cell>
          <table:table-cell office:value-type="float" office:value="0.95634763935278677" table:style-name="ce13">
            <text:p>0.956347639</text:p>
          </table:table-cell>
          <table:table-cell office:value-type="float" office:value="0.89291791976640034" table:style-name="ce13">
            <text:p>0.89291792</text:p>
          </table:table-cell>
          <table:table-cell table:number-columns-repeated="16376" table:style-name="ce1"/>
        </table:table-row>
        <table:table-row table:style-name="ro2">
          <table:table-cell office:value-type="float" office:value="3" table:style-name="ce14">
            <text:p>3</text:p>
          </table:table-cell>
          <table:table-cell office:value-type="float" office:value="0.78408409791692957" table:style-name="ce13">
            <text:p>0.784084098</text:p>
          </table:table-cell>
          <table:table-cell office:value-type="float" office:value="0.94905399999999995" table:style-name="ce13">
            <text:p>0.949054</text:p>
          </table:table-cell>
          <table:table-cell office:value-type="float" office:value="0.87835737432932348" table:style-name="ce13">
            <text:p>0.878357374</text:p>
          </table:table-cell>
          <table:table-cell office:value-type="float" office:value="0.84968599999999994" table:style-name="ce13">
            <text:p>0.849686</text:p>
          </table:table-cell>
          <table:table-cell office:value-type="float" office:value="0.89829182804964836" table:style-name="ce13">
            <text:p>0.898291828</text:p>
          </table:table-cell>
          <table:table-cell office:value-type="float" office:value="0.96663264567937413" table:style-name="ce13">
            <text:p>0.966632646</text:p>
          </table:table-cell>
          <table:table-cell office:value-type="float" office:value="0.8460090655027841" table:style-name="ce13">
            <text:p>0.846009066</text:p>
          </table:table-cell>
          <table:table-cell table:number-columns-repeated="16376" table:style-name="ce1"/>
        </table:table-row>
        <table:table-row table:style-name="ro2">
          <table:table-cell office:value-type="float" office:value="4" table:style-name="ce14">
            <text:p>4</text:p>
          </table:table-cell>
          <table:table-cell office:value-type="float" office:value="0.7585622539253124" table:style-name="ce13">
            <text:p>0.758562254</text:p>
          </table:table-cell>
          <table:table-cell office:value-type="float" office:value="0.97650300000000001" table:style-name="ce13">
            <text:p>0.976503</text:p>
          </table:table-cell>
          <table:table-cell office:value-type="float" office:value="0.94928810945835362" table:style-name="ce13">
            <text:p>0.949288109</text:p>
          </table:table-cell>
          <table:table-cell office:value-type="float" office:value="0.83055000000000001" table:style-name="ce13">
            <text:p>0.83055</text:p>
          </table:table-cell>
          <table:table-cell office:value-type="float" office:value="0.94459705130790994" table:style-name="ce13">
            <text:p>0.944597051</text:p>
          </table:table-cell>
          <table:table-cell office:value-type="float" office:value="0.97796248604076474" table:style-name="ce13">
            <text:p>0.977962486</text:p>
          </table:table-cell>
          <table:table-cell office:value-type="float" office:value="0.96495898219456622" table:style-name="ce13">
            <text:p>0.964958982</text:p>
          </table:table-cell>
          <table:table-cell table:number-columns-repeated="16376" table:style-name="ce1"/>
        </table:table-row>
        <table:table-row table:style-name="ro2">
          <table:table-cell office:value-type="float" office:value="5" table:style-name="ce14">
            <text:p>5</text:p>
          </table:table-cell>
          <table:table-cell office:value-type="float" office:value="0.81324635575640292" table:style-name="ce13">
            <text:p>0.813246356</text:p>
          </table:table-cell>
          <table:table-cell office:value-type="float" office:value="0.96630199999999999" table:style-name="ce13">
            <text:p>0.966302</text:p>
          </table:table-cell>
          <table:table-cell office:value-type="float" office:value="0.92808136088861681" table:style-name="ce13">
            <text:p>0.928081361</text:p>
          </table:table-cell>
          <table:table-cell office:value-type="float" office:value="0.83852099999999996" table:style-name="ce13">
            <text:p>0.838521</text:p>
          </table:table-cell>
          <table:table-cell office:value-type="float" office:value="0.93451604381561482" table:style-name="ce13">
            <text:p>0.934516044</text:p>
          </table:table-cell>
          <table:table-cell office:value-type="float" office:value="0.97511149115969653" table:style-name="ce13">
            <text:p>0.975111491</text:p>
          </table:table-cell>
          <table:table-cell office:value-type="float" office:value="0.93782653706856478" table:style-name="ce13">
            <text:p>0.937826537</text:p>
          </table:table-cell>
          <table:table-cell table:number-columns-repeated="16376" table:style-name="ce1"/>
        </table:table-row>
        <table:table-row table:style-name="ro2">
          <table:table-cell office:value-type="float" office:value="6" table:style-name="ce14">
            <text:p>6</text:p>
          </table:table-cell>
          <table:table-cell office:value-type="float" office:value="0.41247052796331363" table:style-name="ce13">
            <text:p>0.412470528</text:p>
          </table:table-cell>
          <table:table-cell office:value-type="float" office:value="0.95656399999999997" table:style-name="ce13">
            <text:p>0.956564</text:p>
          </table:table-cell>
          <table:table-cell office:value-type="float" office:value="0.89371080630055189" table:style-name="ce13">
            <text:p>0.893710806</text:p>
          </table:table-cell>
          <table:table-cell office:value-type="float" office:value="0.79009099999999999" table:style-name="ce13">
            <text:p>0.790091</text:p>
          </table:table-cell>
          <table:table-cell office:value-type="float" office:value="0.92647261456755514" table:style-name="ce13">
            <text:p>0.926472615</text:p>
          </table:table-cell>
          <table:table-cell office:value-type="float" office:value="0.96546029083373008" table:style-name="ce13">
            <text:p>0.965460291</text:p>
          </table:table-cell>
          <table:table-cell office:value-type="float" office:value="0.92920433212732456" table:style-name="ce13">
            <text:p>0.929204332</text:p>
          </table:table-cell>
          <table:table-cell table:number-columns-repeated="16376" table:style-name="ce1"/>
        </table:table-row>
        <table:table-row table:style-name="ro2">
          <table:table-cell office:value-type="float" office:value="7" table:style-name="ce14">
            <text:p>7</text:p>
          </table:table-cell>
          <table:table-cell office:value-type="float" office:value="0.6842996030290025" table:style-name="ce13">
            <text:p>0.684299603</text:p>
          </table:table-cell>
          <table:table-cell office:value-type="float" office:value="0.93394499999999991" table:style-name="ce13">
            <text:p>0.933945</text:p>
          </table:table-cell>
          <table:table-cell office:value-type="float" office:value="0.86900403544380511" table:style-name="ce13">
            <text:p>0.869004035</text:p>
          </table:table-cell>
          <table:table-cell office:value-type="float" office:value="0.79592299999999994" table:style-name="ce13">
            <text:p>0.795923</text:p>
          </table:table-cell>
          <table:table-cell office:value-type="float" office:value="0.89331140610130544" table:style-name="ce13">
            <text:p>0.893311406</text:p>
          </table:table-cell>
          <table:table-cell office:value-type="float" office:value="0.94042477609969" table:style-name="ce13">
            <text:p>0.940424776</text:p>
          </table:table-cell>
          <table:table-cell office:value-type="float" office:value="0.84855818890220558" table:style-name="ce13">
            <text:p>0.848558189</text:p>
          </table:table-cell>
          <table:table-cell table:number-columns-repeated="16376" table:style-name="ce1"/>
        </table:table-row>
        <table:table-row table:style-name="ro2">
          <table:table-cell office:value-type="float" office:value="8" table:style-name="ce14">
            <text:p>8</text:p>
          </table:table-cell>
          <table:table-cell office:value-type="float" office:value="0.8806202796884649" table:style-name="ce13">
            <text:p>0.88062028</text:p>
          </table:table-cell>
          <table:table-cell office:value-type="float" office:value="0.96462799999999993" table:style-name="ce13">
            <text:p>0.964628</text:p>
          </table:table-cell>
          <table:table-cell office:value-type="float" office:value="0.9170807562639588" table:style-name="ce13">
            <text:p>0.917080756</text:p>
          </table:table-cell>
          <table:table-cell office:value-type="float" office:value="0.89051999999999998" table:style-name="ce13">
            <text:p>0.89052</text:p>
          </table:table-cell>
          <table:table-cell office:value-type="float" office:value="0.9351393942998284" table:style-name="ce13">
            <text:p>0.935139394</text:p>
          </table:table-cell>
          <table:table-cell office:value-type="float" office:value="0.96920542394103792" table:style-name="ce13">
            <text:p>0.969205424</text:p>
          </table:table-cell>
          <table:table-cell office:value-type="float" office:value="0.94993089026019473" table:style-name="ce13">
            <text:p>0.94993089</text:p>
          </table:table-cell>
          <table:table-cell table:number-columns-repeated="16376" table:style-name="ce1"/>
        </table:table-row>
        <table:table-row table:style-name="ro2">
          <table:table-cell office:value-type="float" office:value="9" table:style-name="ce14">
            <text:p>9</text:p>
          </table:table-cell>
          <table:table-cell office:value-type="float" office:value="0.74934798994558216" table:style-name="ce13">
            <text:p>0.74934799</text:p>
          </table:table-cell>
          <table:table-cell office:value-type="float" office:value="0.96462799999999993" table:style-name="ce13">
            <text:p>0.964628</text:p>
          </table:table-cell>
          <table:table-cell office:value-type="float" office:value="0.91458712413482923" table:style-name="ce13">
            <text:p>0.914587124</text:p>
          </table:table-cell>
          <table:table-cell office:value-type="float" office:value="0.83960099999999993" table:style-name="ce13">
            <text:p>0.839601</text:p>
          </table:table-cell>
          <table:table-cell office:value-type="float" office:value="0.84803003457680948" table:style-name="ce13">
            <text:p>0.848030035</text:p>
          </table:table-cell>
          <table:table-cell office:value-type="float" office:value="0.95324844493145633" table:style-name="ce13">
            <text:p>0.953248445</text:p>
          </table:table-cell>
          <table:table-cell office:value-type="float" office:value="0.88416171408988409" table:style-name="ce13">
            <text:p>0.884161714</text:p>
          </table:table-cell>
          <table:table-cell table:number-columns-repeated="16376" table:style-name="ce1"/>
        </table:table-row>
        <table:table-row table:style-name="ro2">
          <table:table-cell office:value-type="float" office:value="10" table:style-name="ce14">
            <text:p>10</text:p>
          </table:table-cell>
          <table:table-cell office:value-type="float" office:value="0.7204430480929841" table:style-name="ce13">
            <text:p>0.720443048</text:p>
          </table:table-cell>
          <table:table-cell office:value-type="float" office:value="0.95020799999999994" table:style-name="ce13">
            <text:p>0.950208</text:p>
          </table:table-cell>
          <table:table-cell office:value-type="float" office:value="0.88848725549521179" table:style-name="ce13">
            <text:p>0.888487255</text:p>
          </table:table-cell>
          <table:table-cell office:value-type="float" office:value="0.82572899999999994" table:style-name="ce13">
            <text:p>0.825729</text:p>
          </table:table-cell>
          <table:table-cell office:value-type="float" office:value="0.91598507888563119" table:style-name="ce13">
            <text:p>0.915985079</text:p>
          </table:table-cell>
          <table:table-cell office:value-type="float" office:value="0.95268864210409843" table:style-name="ce13">
            <text:p>0.952688642</text:p>
          </table:table-cell>
          <table:table-cell office:value-type="float" office:value="0.91002954399082203" table:style-name="ce13">
            <text:p>0.910029544</text:p>
          </table:table-cell>
          <table:table-cell table:number-columns-repeated="16376" table:style-name="ce1"/>
        </table:table-row>
        <table:table-row table:style-name="ro2">
          <table:table-cell office:value-type="float" office:value="11" table:style-name="ce14">
            <text:p>11</text:p>
          </table:table-cell>
          <table:table-cell office:value-type="float" office:value="0.57570402574288171" table:style-name="ce13">
            <text:p>0.575704026</text:p>
          </table:table-cell>
          <table:table-cell office:value-type="float" office:value="0.95395699999999994" table:style-name="ce13">
            <text:p>0.953957</text:p>
          </table:table-cell>
          <table:table-cell office:value-type="float" office:value="0.88116703765931403" table:style-name="ce13">
            <text:p>0.881167038</text:p>
          </table:table-cell>
          <table:table-cell office:value-type="float" office:value="0.75334999999999996" table:style-name="ce13">
            <text:p>0.75335</text:p>
          </table:table-cell>
          <table:table-cell office:value-type="float" office:value="0.9037629050878464" table:style-name="ce13">
            <text:p>0.903762905</text:p>
          </table:table-cell>
          <table:table-cell office:value-type="float" office:value="0.96037418551845521" table:style-name="ce13">
            <text:p>0.960374186</text:p>
          </table:table-cell>
          <table:table-cell office:value-type="float" office:value="0.91517086119653723" table:style-name="ce13">
            <text:p>0.915170861</text:p>
          </table:table-cell>
          <table:table-cell table:number-columns-repeated="16376" table:style-name="ce1"/>
        </table:table-row>
        <table:table-row table:style-name="ro2">
          <table:table-cell office:value-type="float" office:value="12" table:style-name="ce14">
            <text:p>12</text:p>
          </table:table-cell>
          <table:table-cell office:value-type="float" office:value="0.80863414755378926" table:style-name="ce13">
            <text:p>0.808634148</text:p>
          </table:table-cell>
          <table:table-cell office:value-type="float" office:value="0.94788799999999995" table:style-name="ce13">
            <text:p>0.947888</text:p>
          </table:table-cell>
          <table:table-cell office:value-type="float" office:value="0.88185661127120862" table:style-name="ce13">
            <text:p>0.881856611</text:p>
          </table:table-cell>
          <table:table-cell office:value-type="float" office:value="0.82328599999999996" table:style-name="ce13">
            <text:p>0.823286</text:p>
          </table:table-cell>
          <table:table-cell office:value-type="float" office:value="0.90504015885050282" table:style-name="ce13">
            <text:p>0.905040159</text:p>
          </table:table-cell>
          <table:table-cell office:value-type="float" office:value="0.95865830473299674" table:style-name="ce12">
            <text:p>0.958658305</text:p>
          </table:table-cell>
          <table:table-cell office:value-type="float" office:value="0.91903838074938204" table:style-name="ce13">
            <text:p>0.919038381</text:p>
          </table:table-cell>
          <table:table-cell table:number-columns-repeated="16376" table:style-name="ce1"/>
        </table:table-row>
        <table:table-row table:style-name="ro2">
          <table:table-cell office:value-type="float" office:value="13" table:style-name="ce14">
            <text:p>13</text:p>
          </table:table-cell>
          <table:table-cell office:value-type="float" office:value="0.65936624897575014" table:style-name="ce13">
            <text:p>0.659366249</text:p>
          </table:table-cell>
          <table:table-cell office:value-type="float" office:value="0.95033799999999991" table:style-name="ce13">
            <text:p>0.950338</text:p>
          </table:table-cell>
          <table:table-cell office:value-type="float" office:value="0.86789333825350645" table:style-name="ce13">
            <text:p>0.867893338</text:p>
          </table:table-cell>
          <table:table-cell office:value-type="float" office:value="0.87868099999999993" table:style-name="ce13">
            <text:p>0.878681</text:p>
          </table:table-cell>
          <table:table-cell office:value-type="float" office:value="0.92237778636986822" table:style-name="ce13">
            <text:p>0.922377786</text:p>
          </table:table-cell>
          <table:table-cell office:value-type="float" office:value="0.96237567293552506" table:style-name="ce13">
            <text:p>0.962375673</text:p>
          </table:table-cell>
          <table:table-cell office:value-type="float" office:value="0.93057500898318002" table:style-name="ce13">
            <text:p>0.930575009</text:p>
          </table:table-cell>
          <table:table-cell table:number-columns-repeated="16376" table:style-name="ce1"/>
        </table:table-row>
        <table:table-row table:style-name="ro2">
          <table:table-cell office:value-type="float" office:value="14" table:style-name="ce14">
            <text:p>14</text:p>
          </table:table-cell>
          <table:table-cell office:value-type="float" office:value="0.67179453986757509" table:style-name="ce13">
            <text:p>0.67179454</text:p>
          </table:table-cell>
          <table:table-cell office:value-type="float" office:value="0.94535599999999997" table:style-name="ce13">
            <text:p>0.945356</text:p>
          </table:table-cell>
          <table:table-cell office:value-type="float" office:value="0.8799225709624422" table:style-name="ce13">
            <text:p>0.879922571</text:p>
          </table:table-cell>
          <table:table-cell office:value-type="float" office:value="0.79012499999999997" table:style-name="ce13">
            <text:p>0.790125</text:p>
          </table:table-cell>
          <table:table-cell office:value-type="float" office:value="0.88946904016225503" table:style-name="ce13">
            <text:p>0.88946904</text:p>
          </table:table-cell>
          <table:table-cell office:value-type="float" office:value="0.95721680224916961" table:style-name="ce13">
            <text:p>0.957216802</text:p>
          </table:table-cell>
          <table:table-cell office:value-type="float" office:value="0.88734149200268531" table:style-name="ce13">
            <text:p>0.887341492</text:p>
          </table:table-cell>
          <table:table-cell table:number-columns-repeated="16376" table:style-name="ce1"/>
        </table:table-row>
        <table:table-row table:style-name="ro2">
          <table:table-cell office:value-type="float" office:value="15" table:style-name="ce14">
            <text:p>15</text:p>
          </table:table-cell>
          <table:table-cell office:value-type="float" office:value="0.73264290107247143" table:style-name="ce13">
            <text:p>0.732642901</text:p>
          </table:table-cell>
          <table:table-cell office:value-type="float" office:value="0.94507799999999997" table:style-name="ce13">
            <text:p>0.945078</text:p>
          </table:table-cell>
          <table:table-cell office:value-type="float" office:value="0.88310553989175167" table:style-name="ce13">
            <text:p>0.88310554</text:p>
          </table:table-cell>
          <table:table-cell office:value-type="float" office:value="0.79780200000000001" table:style-name="ce13">
            <text:p>0.797802</text:p>
          </table:table-cell>
          <table:table-cell office:value-type="float" office:value="0.88610396678299208" table:style-name="ce13">
            <text:p>0.886103967</text:p>
          </table:table-cell>
          <table:table-cell office:value-type="float" office:value="0.95267646795670258" table:style-name="ce13">
            <text:p>0.952676468</text:p>
          </table:table-cell>
          <table:table-cell office:value-type="float" office:value="0.9075587016550386" table:style-name="ce13">
            <text:p>0.907558702</text:p>
          </table:table-cell>
          <table:table-cell table:number-columns-repeated="16376" table:style-name="ce1"/>
        </table:table-row>
        <table:table-row table:style-name="ro2">
          <table:table-cell office:value-type="float" office:value="16" table:style-name="ce14">
            <text:p>16</text:p>
          </table:table-cell>
          <table:table-cell office:value-type="float" office:value="0.55090912663042324" table:style-name="ce13">
            <text:p>0.550909127</text:p>
          </table:table-cell>
          <table:table-cell office:value-type="float" office:value="0.94005699999999992" table:style-name="ce13">
            <text:p>0.940057</text:p>
          </table:table-cell>
          <table:table-cell office:value-type="float" office:value="0.85494435124324009" table:style-name="ce13">
            <text:p>0.854944351</text:p>
          </table:table-cell>
          <table:table-cell office:value-type="float" office:value="0.74359799999999998" table:style-name="ce13">
            <text:p>0.743598</text:p>
          </table:table-cell>
          <table:table-cell office:value-type="float" office:value="0.80174450931677332" table:style-name="ce13">
            <text:p>0.801744509</text:p>
          </table:table-cell>
          <table:table-cell office:value-type="float" office:value="0.94353467801468016" table:style-name="ce13">
            <text:p>0.943534678</text:p>
          </table:table-cell>
          <table:table-cell office:value-type="float" office:value="0.83706700698841163" table:style-name="ce13">
            <text:p>0.837067007</text:p>
          </table:table-cell>
          <table:table-cell table:number-columns-repeated="16376"/>
        </table:table-row>
        <table:table-row table:style-name="ro2">
          <table:table-cell office:value-type="float" office:value="17" table:style-name="ce14">
            <text:p>17</text:p>
          </table:table-cell>
          <table:table-cell office:value-type="float" office:value="0.64555791491128123" table:style-name="ce13">
            <text:p>0.645557915</text:p>
          </table:table-cell>
          <table:table-cell office:value-type="float" office:value="0.92986799999999992" table:style-name="ce13">
            <text:p>0.929868</text:p>
          </table:table-cell>
          <table:table-cell office:value-type="float" office:value="0.8297679427383875" table:style-name="ce13">
            <text:p>0.829767943</text:p>
          </table:table-cell>
          <table:table-cell office:value-type="float" office:value="0.63667399999999996" table:style-name="ce13">
            <text:p>0.636674</text:p>
          </table:table-cell>
          <table:table-cell office:value-type="float" office:value="0.80423858297067663" table:style-name="ce13">
            <text:p>0.804238583</text:p>
          </table:table-cell>
          <table:table-cell office:value-type="float" office:value="0.9381546557217354" table:style-name="ce12">
            <text:p>0.938154656</text:p>
          </table:table-cell>
          <table:table-cell office:value-type="float" office:value="0.85955843808128063" table:style-name="ce13">
            <text:p>0.859558438</text:p>
          </table:table-cell>
          <table:table-cell table:number-columns-repeated="16376"/>
        </table:table-row>
        <table:table-row table:style-name="ro2">
          <table:table-cell office:value-type="float" office:value="18" table:style-name="ce14">
            <text:p>18</text:p>
          </table:table-cell>
          <table:table-cell office:value-type="float" office:value="0.76616051221207138" table:style-name="ce13">
            <text:p>0.766160512</text:p>
          </table:table-cell>
          <table:table-cell office:value-type="float" office:value="0.91619499999999998" table:style-name="ce13">
            <text:p>0.916195</text:p>
          </table:table-cell>
          <table:table-cell office:value-type="float" office:value="0.84574194822014792" table:style-name="ce13">
            <text:p>0.845741948</text:p>
          </table:table-cell>
          <table:table-cell office:value-type="float" office:value="0.83212299999999995" table:style-name="ce13">
            <text:p>0.832123</text:p>
          </table:table-cell>
          <table:table-cell office:value-type="float" office:value="0.86579411609674317" table:style-name="ce13">
            <text:p>0.865794116</text:p>
          </table:table-cell>
          <table:table-cell office:value-type="float" office:value="0.93370747775559038" table:style-name="ce13">
            <text:p>0.933707478</text:p>
          </table:table-cell>
          <table:table-cell office:value-type="float" office:value="0.8726500968811729" table:style-name="ce13">
            <text:p>0.872650097</text:p>
          </table:table-cell>
          <table:table-cell table:number-columns-repeated="16376"/>
        </table:table-row>
        <table:table-row table:style-name="ro2">
          <table:table-cell office:value-type="float" office:value="19" table:style-name="ce14">
            <text:p>19</text:p>
          </table:table-cell>
          <table:table-cell office:value-type="float" office:value="0.5146096486583055" table:style-name="ce13">
            <text:p>0.514609649</text:p>
          </table:table-cell>
          <table:table-cell office:value-type="float" office:value="0.92880099999999999" table:style-name="ce13">
            <text:p>0.928801</text:p>
          </table:table-cell>
          <table:table-cell office:value-type="float" office:value="0.84279179985614761" table:style-name="ce13">
            <text:p>0.8427918</text:p>
          </table:table-cell>
          <table:table-cell office:value-type="float" office:value="0.661798" table:style-name="ce13">
            <text:p>0.661798</text:p>
          </table:table-cell>
          <table:table-cell office:value-type="float" office:value="0.79889069984531491" table:style-name="ce13">
            <text:p>0.7988907</text:p>
          </table:table-cell>
          <table:table-cell office:value-type="float" office:value="0.9444207256890812" table:style-name="ce13">
            <text:p>0.944420726</text:p>
          </table:table-cell>
          <table:table-cell office:value-type="float" office:value="0.69529912774586167" table:style-name="ce13">
            <text:p>0.695299128</text:p>
          </table:table-cell>
          <table:table-cell table:number-columns-repeated="16376"/>
        </table:table-row>
        <table:table-row table:style-name="ro2">
          <table:table-cell office:value-type="float" office:value="20" table:style-name="ce14">
            <text:p>20</text:p>
          </table:table-cell>
          <table:table-cell office:value-type="float" office:value="0.64563431390338255" table:style-name="ce13">
            <text:p>0.645634314</text:p>
          </table:table-cell>
          <table:table-cell office:value-type="float" office:value="0.94514899999999991" table:style-name="ce13">
            <text:p>0.945149</text:p>
          </table:table-cell>
          <table:table-cell office:value-type="float" office:value="0.88189842417453346" table:style-name="ce13">
            <text:p>0.881898424</text:p>
          </table:table-cell>
          <table:table-cell office:value-type="float" office:value="0.73544500000000002" table:style-name="ce13">
            <text:p>0.735445</text:p>
          </table:table-cell>
          <table:table-cell office:value-type="float" office:value="0.84522253677902104" table:style-name="ce13">
            <text:p>0.845222537</text:p>
          </table:table-cell>
          <table:table-cell office:value-type="float" office:value="0.94468723331686255" table:style-name="ce13">
            <text:p>0.944687233</text:p>
          </table:table-cell>
          <table:table-cell office:value-type="float" office:value="0.85823135049545574" table:style-name="ce13">
            <text:p>0.85823135</text:p>
          </table:table-cell>
          <table:table-cell table:number-columns-repeated="16376"/>
        </table:table-row>
        <table:table-row table:style-name="ro2">
          <table:table-cell office:value-type="float" office:value="21" table:style-name="ce14">
            <text:p>21</text:p>
          </table:table-cell>
          <table:table-cell office:value-type="float" office:value="0.80583518741413473" table:style-name="ce13">
            <text:p>0.805835187</text:p>
          </table:table-cell>
          <table:table-cell office:value-type="float" office:value="0.96753" table:style-name="ce13">
            <text:p>0.96753</text:p>
          </table:table-cell>
          <table:table-cell office:value-type="float" office:value="0.94920402321718078" table:style-name="ce13">
            <text:p>0.949204023</text:p>
          </table:table-cell>
          <table:table-cell office:value-type="float" office:value="0.885934" table:style-name="ce13">
            <text:p>0.885934</text:p>
          </table:table-cell>
          <table:table-cell office:value-type="float" office:value="0.8882812698602166" table:style-name="ce13">
            <text:p>0.88828127</text:p>
          </table:table-cell>
          <table:table-cell office:value-type="float" office:value="0.96947616905418033" table:style-name="ce12">
            <text:p>0.969476169</text:p>
          </table:table-cell>
          <table:table-cell office:value-type="float" office:value="0.9546046574615582" table:style-name="ce13">
            <text:p>0.954604657</text:p>
          </table:table-cell>
          <table:table-cell table:number-columns-repeated="16376"/>
        </table:table-row>
        <table:table-row table:style-name="ro2">
          <table:table-cell office:value-type="float" office:value="22" table:style-name="ce14">
            <text:p>22</text:p>
          </table:table-cell>
          <table:table-cell office:value-type="float" office:value="0.61117016815721059" table:style-name="ce13">
            <text:p>0.611170168</text:p>
          </table:table-cell>
          <table:table-cell office:value-type="float" office:value="0.94807199999999991" table:style-name="ce13">
            <text:p>0.948072</text:p>
          </table:table-cell>
          <table:table-cell office:value-type="float" office:value="0.87272031183655929" table:style-name="ce13">
            <text:p>0.872720312</text:p>
          </table:table-cell>
          <table:table-cell office:value-type="float" office:value="0.69340099999999993" table:style-name="ce13">
            <text:p>0.693401</text:p>
          </table:table-cell>
          <table:table-cell office:value-type="float" office:value="0.7917948418927252" table:style-name="ce13">
            <text:p>0.791794842</text:p>
          </table:table-cell>
          <table:table-cell office:value-type="float" office:value="0.95686993431285916" table:style-name="ce13">
            <text:p>0.956869934</text:p>
          </table:table-cell>
          <table:table-cell office:value-type="float" office:value="0.86517928290978807" table:style-name="ce13">
            <text:p>0.865179283</text:p>
          </table:table-cell>
          <table:table-cell table:number-columns-repeated="16376"/>
        </table:table-row>
        <table:table-row table:style-name="ro2">
          <table:table-cell office:value-type="float" office:value="23" table:style-name="ce14">
            <text:p>23</text:p>
          </table:table-cell>
          <table:table-cell office:value-type="float" office:value="0.59115238700962447" table:style-name="ce13">
            <text:p>0.591152387</text:p>
          </table:table-cell>
          <table:table-cell office:value-type="float" office:value="0.97664999999999991" table:style-name="ce13">
            <text:p>0.97665</text:p>
          </table:table-cell>
          <table:table-cell office:value-type="float" office:value="0.95026814245440883" table:style-name="ce13">
            <text:p>0.950268142</text:p>
          </table:table-cell>
          <table:table-cell office:value-type="float" office:value="0.91424299999999992" table:style-name="ce13">
            <text:p>0.914243</text:p>
          </table:table-cell>
          <table:table-cell office:value-type="float" office:value="0.9436356527960158" table:style-name="ce13">
            <text:p>0.943635653</text:p>
          </table:table-cell>
          <table:table-cell office:value-type="float" office:value="0.97890005199876817" table:style-name="ce13">
            <text:p>0.978900052</text:p>
          </table:table-cell>
          <table:table-cell office:value-type="float" office:value="0.97498223482192203" table:style-name="ce13">
            <text:p>0.974982235</text:p>
          </table:table-cell>
          <table:table-cell table:number-columns-repeated="16376"/>
        </table:table-row>
        <table:table-row table:number-rows-repeated="1048552" table:style-name="ro1">
          <table:table-cell table:number-columns-repeated="16384"/>
        </table:table-row>
      </table:table>
      <table:table table:name="Comparison_500kb" table:style-name="ta3">
        <table:table-column table:style-name="co2" table:number-columns-repeated="16384" table:default-cell-style-name="ce1"/>
        <table:table-row table:style-name="ro2">
          <table:table-cell office:value-type="string" table:style-name="ce18">
            <text:p>Chromosome</text:p>
          </table:table-cell>
          <table:table-cell office:value-type="string" table:style-name="ce18">
            <text:p>HSA<text:s/></text:p>
          </table:table-cell>
          <table:table-cell office:value-type="string" table:style-name="ce18">
            <text:p>ChromSDE</text:p>
          </table:table-cell>
          <table:table-cell office:value-type="string" table:style-name="ce18">
            <text:p>Pastis</text:p>
          </table:table-cell>
          <table:table-cell office:value-type="string" table:style-name="ce18">
            <text:p>ShRec3D</text:p>
          </table:table-cell>
          <table:table-cell office:value-type="string" table:style-name="ce18">
            <text:p><text:s/>Chromosome3D</text:p>
          </table:table-cell>
          <table:table-cell office:value-type="string" table:style-name="ce18">
            <text:p>3DMax</text:p>
          </table:table-cell>
          <table:table-cell office:value-type="string" table:style-name="ce18">
            <text:p>LorDG</text:p>
          </table:table-cell>
          <table:table-cell office:value-type="string" table:style-name="ce16">
            <text:p>particleChromo</text:p>
          </table:table-cell>
          <table:table-cell table:number-columns-repeated="16375"/>
        </table:table-row>
        <table:table-row table:style-name="ro2">
          <table:table-cell office:value-type="float" office:value="1" table:style-name="ce21">
            <text:p>1</text:p>
          </table:table-cell>
          <table:table-cell office:value-type="float" office:value="0.45467700727310606" table:style-name="ce22">
            <text:p>0.454677007</text:p>
          </table:table-cell>
          <table:table-cell office:value-type="string" table:style-name="ce19">
            <text:p>-</text:p>
          </table:table-cell>
          <table:table-cell office:value-type="float" office:value="0.85760932929244327" table:style-name="ce20">
            <text:p>0.857609329</text:p>
          </table:table-cell>
          <table:table-cell office:value-type="float" office:value="0.63889499999999999" table:style-name="ce20">
            <text:p>0.638895</text:p>
          </table:table-cell>
          <table:table-cell office:value-type="float" office:value="0.86410366198526989" table:style-name="ce20">
            <text:p>0.864103662</text:p>
          </table:table-cell>
          <table:table-cell office:value-type="float" office:value="0.94614384179977773" table:style-name="ce20">
            <text:p>0.946143842</text:p>
          </table:table-cell>
          <table:table-cell office:value-type="float" office:value="0.89268000000000003" table:style-name="ce17">
            <text:p>0.89268</text:p>
          </table:table-cell>
          <table:table-cell table:number-columns-repeated="16376" table:style-name="ce1"/>
        </table:table-row>
        <table:table-row table:style-name="ro2">
          <table:table-cell office:value-type="float" office:value="2" table:style-name="ce21">
            <text:p>2</text:p>
          </table:table-cell>
          <table:table-cell office:value-type="float" office:value="0.77378090796731636" table:style-name="ce20">
            <text:p>0.773780908</text:p>
          </table:table-cell>
          <table:table-cell office:value-type="string" table:style-name="ce19">
            <text:p>-</text:p>
          </table:table-cell>
          <table:table-cell office:value-type="float" office:value="0.84631096766339375" table:style-name="ce20">
            <text:p>0.846310968</text:p>
          </table:table-cell>
          <table:table-cell office:value-type="float" office:value="0.82998699999999992" table:style-name="ce20">
            <text:p>0.829987</text:p>
          </table:table-cell>
          <table:table-cell office:value-type="float" office:value="0.89630694295600033" table:style-name="ce20">
            <text:p>0.896306943</text:p>
          </table:table-cell>
          <table:table-cell office:value-type="float" office:value="0.9462953140518372" table:style-name="ce20">
            <text:p>0.946295314</text:p>
          </table:table-cell>
          <table:table-cell office:value-type="float" office:value="0.87235273303457428" table:style-name="ce17">
            <text:p>0.872352733</text:p>
          </table:table-cell>
          <table:table-cell table:number-columns-repeated="16376" table:style-name="ce1"/>
        </table:table-row>
        <table:table-row table:style-name="ro2">
          <table:table-cell office:value-type="float" office:value="3" table:style-name="ce21">
            <text:p>3</text:p>
          </table:table-cell>
          <table:table-cell office:value-type="float" office:value="0.46445795014895497" table:style-name="ce20">
            <text:p>0.46445795</text:p>
          </table:table-cell>
          <table:table-cell office:value-type="string" table:style-name="ce19">
            <text:p>-</text:p>
          </table:table-cell>
          <table:table-cell office:value-type="float" office:value="0.86152709657782833" table:style-name="ce20">
            <text:p>0.861527097</text:p>
          </table:table-cell>
          <table:table-cell office:value-type="float" office:value="0.82292500000000002" table:style-name="ce20">
            <text:p>0.822925</text:p>
          </table:table-cell>
          <table:table-cell office:value-type="float" office:value="0.88545317082721209" table:style-name="ce20">
            <text:p>0.885453171</text:p>
          </table:table-cell>
          <table:table-cell office:value-type="float" office:value="0.95656891800005039" table:style-name="ce20">
            <text:p>0.956568918</text:p>
          </table:table-cell>
          <table:table-cell office:value-type="float" office:value="0.85750753390512513" table:style-name="ce17">
            <text:p>0.857507534</text:p>
          </table:table-cell>
          <table:table-cell table:number-columns-repeated="16376" table:style-name="ce1"/>
        </table:table-row>
        <table:table-row table:style-name="ro2">
          <table:table-cell office:value-type="float" office:value="4" table:style-name="ce21">
            <text:p>4</text:p>
          </table:table-cell>
          <table:table-cell office:value-type="float" office:value="0.39292140174630541" table:style-name="ce20">
            <text:p>0.392921402</text:p>
          </table:table-cell>
          <table:table-cell office:value-type="string" table:style-name="ce19">
            <text:p>-</text:p>
          </table:table-cell>
          <table:table-cell office:value-type="float" office:value="0.9407126734313811" table:style-name="ce20">
            <text:p>0.940712673</text:p>
          </table:table-cell>
          <table:table-cell office:value-type="float" office:value="0.757409" table:style-name="ce20">
            <text:p>0.757409</text:p>
          </table:table-cell>
          <table:table-cell office:value-type="float" office:value="0.94383963482809541" table:style-name="ce20">
            <text:p>0.943839635</text:p>
          </table:table-cell>
          <table:table-cell office:value-type="float" office:value="0.97405899406883278" table:style-name="ce20">
            <text:p>0.974058994</text:p>
          </table:table-cell>
          <table:table-cell office:value-type="float" office:value="0.95984785479589474" table:style-name="ce17">
            <text:p>0.959847855</text:p>
          </table:table-cell>
          <table:table-cell table:number-columns-repeated="16376" table:style-name="ce1"/>
        </table:table-row>
        <table:table-row table:style-name="ro2">
          <table:table-cell office:value-type="float" office:value="5" table:style-name="ce21">
            <text:p>5</text:p>
          </table:table-cell>
          <table:table-cell office:value-type="float" office:value="0.62928055481090839" table:style-name="ce20">
            <text:p>0.629280555</text:p>
          </table:table-cell>
          <table:table-cell office:value-type="string" table:style-name="ce19">
            <text:p>-</text:p>
          </table:table-cell>
          <table:table-cell office:value-type="float" office:value="0.91793976534457522" table:style-name="ce20">
            <text:p>0.917939765</text:p>
          </table:table-cell>
          <table:table-cell office:value-type="float" office:value="0.80387500000000001" table:style-name="ce20">
            <text:p>0.803875</text:p>
          </table:table-cell>
          <table:table-cell office:value-type="float" office:value="0.92896921462245274" table:style-name="ce20">
            <text:p>0.928969215</text:p>
          </table:table-cell>
          <table:table-cell office:value-type="float" office:value="0.96910352626871121" table:style-name="ce20">
            <text:p>0.969103526</text:p>
          </table:table-cell>
          <table:table-cell office:value-type="float" office:value="0.93270105601200959" table:style-name="ce17">
            <text:p>0.932701056</text:p>
          </table:table-cell>
          <table:table-cell table:number-columns-repeated="16376" table:style-name="ce1"/>
        </table:table-row>
        <table:table-row table:style-name="ro2">
          <table:table-cell office:value-type="float" office:value="6" table:style-name="ce21">
            <text:p>6</text:p>
          </table:table-cell>
          <table:table-cell office:value-type="float" office:value="0.57016375411552389" table:style-name="ce20">
            <text:p>0.570163754</text:p>
          </table:table-cell>
          <table:table-cell office:value-type="string" table:style-name="ce19">
            <text:p>-</text:p>
          </table:table-cell>
          <table:table-cell office:value-type="float" office:value="0.88603903006941731" table:style-name="ce20">
            <text:p>0.88603903</text:p>
          </table:table-cell>
          <table:table-cell office:value-type="float" office:value="0.75183099999999992" table:style-name="ce20">
            <text:p>0.751831</text:p>
          </table:table-cell>
          <table:table-cell office:value-type="float" office:value="0.91494850042989639" table:style-name="ce20">
            <text:p>0.9149485</text:p>
          </table:table-cell>
          <table:table-cell office:value-type="float" office:value="0.96062799847200275" table:style-name="ce20">
            <text:p>0.960627998</text:p>
          </table:table-cell>
          <table:table-cell office:value-type="float" office:value="0.92396114173645738" table:style-name="ce17">
            <text:p>0.923961142</text:p>
          </table:table-cell>
          <table:table-cell table:number-columns-repeated="16376" table:style-name="ce1"/>
        </table:table-row>
        <table:table-row table:style-name="ro2">
          <table:table-cell office:value-type="float" office:value="7" table:style-name="ce21">
            <text:p>7</text:p>
          </table:table-cell>
          <table:table-cell office:value-type="float" office:value="0.50557891601534388" table:style-name="ce20">
            <text:p>0.505578916</text:p>
          </table:table-cell>
          <table:table-cell office:value-type="string" table:style-name="ce19">
            <text:p>-</text:p>
          </table:table-cell>
          <table:table-cell office:value-type="float" office:value="0.85682598014060052" table:style-name="ce20">
            <text:p>0.85682598</text:p>
          </table:table-cell>
          <table:table-cell office:value-type="float" office:value="0.76013799999999998" table:style-name="ce20">
            <text:p>0.760138</text:p>
          </table:table-cell>
          <table:table-cell office:value-type="float" office:value="0.88259069193221362" table:style-name="ce20">
            <text:p>0.882590692</text:p>
          </table:table-cell>
          <table:table-cell office:value-type="float" office:value="0.92682063065304443" table:style-name="ce20">
            <text:p>0.926820631</text:p>
          </table:table-cell>
          <table:table-cell office:value-type="float" office:value="0.85285450364012028" table:style-name="ce17">
            <text:p>0.852854504</text:p>
          </table:table-cell>
          <table:table-cell table:number-columns-repeated="16376" table:style-name="ce1"/>
        </table:table-row>
        <table:table-row table:style-name="ro2">
          <table:table-cell office:value-type="float" office:value="8" table:style-name="ce21">
            <text:p>8</text:p>
          </table:table-cell>
          <table:table-cell office:value-type="float" office:value="0.30894598197969225" table:style-name="ce20">
            <text:p>0.308945982</text:p>
          </table:table-cell>
          <table:table-cell office:value-type="string" table:style-name="ce19">
            <text:p>-</text:p>
          </table:table-cell>
          <table:table-cell office:value-type="float" office:value="0.90175444447621211" table:style-name="ce20">
            <text:p>0.901754444</text:p>
          </table:table-cell>
          <table:table-cell office:value-type="float" office:value="0.86564999999999992" table:style-name="ce20">
            <text:p>0.86565</text:p>
          </table:table-cell>
          <table:table-cell office:value-type="float" office:value="0.91848345218700422" table:style-name="ce20">
            <text:p>0.918483452</text:p>
          </table:table-cell>
          <table:table-cell office:value-type="float" office:value="0.96387285465769479" table:style-name="ce20">
            <text:p>0.963872855</text:p>
          </table:table-cell>
          <table:table-cell office:value-type="float" office:value="0.92397258604724353" table:style-name="ce17">
            <text:p>0.923972586</text:p>
          </table:table-cell>
          <table:table-cell table:number-columns-repeated="16376" table:style-name="ce1"/>
        </table:table-row>
        <table:table-row table:style-name="ro2">
          <table:table-cell office:value-type="float" office:value="9" table:style-name="ce21">
            <text:p>9</text:p>
          </table:table-cell>
          <table:table-cell office:value-type="float" office:value="0.7842833652559571" table:style-name="ce20">
            <text:p>0.784283365</text:p>
          </table:table-cell>
          <table:table-cell office:value-type="string" table:style-name="ce19">
            <text:p>-</text:p>
          </table:table-cell>
          <table:table-cell office:value-type="float" office:value="0.89709275806418753" table:style-name="ce20">
            <text:p>0.897092758</text:p>
          </table:table-cell>
          <table:table-cell office:value-type="float" office:value="0.81645899999999993" table:style-name="ce20">
            <text:p>0.816459</text:p>
          </table:table-cell>
          <table:table-cell office:value-type="float" office:value="0.85128508884791654" table:style-name="ce20">
            <text:p>0.851285089</text:p>
          </table:table-cell>
          <table:table-cell office:value-type="float" office:value="0.94408738464552999" table:style-name="ce20">
            <text:p>0.944087385</text:p>
          </table:table-cell>
          <table:table-cell office:value-type="float" office:value="0.85618536553645486" table:style-name="ce17">
            <text:p>0.856185366</text:p>
          </table:table-cell>
          <table:table-cell table:number-columns-repeated="16376" table:style-name="ce1"/>
        </table:table-row>
        <table:table-row table:style-name="ro2">
          <table:table-cell office:value-type="float" office:value="10" table:style-name="ce21">
            <text:p>10</text:p>
          </table:table-cell>
          <table:table-cell office:value-type="float" office:value="0.61680212868293094" table:style-name="ce20">
            <text:p>0.616802129</text:p>
          </table:table-cell>
          <table:table-cell office:value-type="string" table:style-name="ce19">
            <text:p>-</text:p>
          </table:table-cell>
          <table:table-cell office:value-type="float" office:value="0.86707099595713943" table:style-name="ce20">
            <text:p>0.867070996</text:p>
          </table:table-cell>
          <table:table-cell office:value-type="float" office:value="0.79399999999999993" table:style-name="ce20">
            <text:p>0.794</text:p>
          </table:table-cell>
          <table:table-cell office:value-type="float" office:value="0.90595830822705514" table:style-name="ce20">
            <text:p>0.905958308</text:p>
          </table:table-cell>
          <table:table-cell office:value-type="float" office:value="0.94425777322714122" table:style-name="ce20">
            <text:p>0.944257773</text:p>
          </table:table-cell>
          <table:table-cell office:value-type="float" office:value="0.89772154181107422" table:style-name="ce17">
            <text:p>0.897721542</text:p>
          </table:table-cell>
          <table:table-cell table:number-columns-repeated="16376" table:style-name="ce1"/>
        </table:table-row>
        <table:table-row table:style-name="ro2">
          <table:table-cell office:value-type="float" office:value="11" table:style-name="ce21">
            <text:p>11</text:p>
          </table:table-cell>
          <table:table-cell office:value-type="float" office:value="0.66723742223492322" table:style-name="ce20">
            <text:p>0.667237422</text:p>
          </table:table-cell>
          <table:table-cell office:value-type="string" table:style-name="ce19">
            <text:p>-</text:p>
          </table:table-cell>
          <table:table-cell office:value-type="float" office:value="0.87288936178664034" table:style-name="ce20">
            <text:p>0.872889362</text:p>
          </table:table-cell>
          <table:table-cell office:value-type="float" office:value="0.76005699999999998" table:style-name="ce20">
            <text:p>0.760057</text:p>
          </table:table-cell>
          <table:table-cell office:value-type="float" office:value="0.89394039024059557" table:style-name="ce20">
            <text:p>0.89394039</text:p>
          </table:table-cell>
          <table:table-cell office:value-type="float" office:value="0.9529541320866628" table:style-name="ce20">
            <text:p>0.952954132</text:p>
          </table:table-cell>
          <table:table-cell office:value-type="float" office:value="0.90102454043077196" table:style-name="ce17">
            <text:p>0.90102454</text:p>
          </table:table-cell>
          <table:table-cell table:number-columns-repeated="16376" table:style-name="ce1"/>
        </table:table-row>
        <table:table-row table:style-name="ro2">
          <table:table-cell office:value-type="float" office:value="12" table:style-name="ce21">
            <text:p>12</text:p>
          </table:table-cell>
          <table:table-cell office:value-type="float" office:value="0.66238339231507593" table:style-name="ce20">
            <text:p>0.662383392</text:p>
          </table:table-cell>
          <table:table-cell office:value-type="float" office:value="0.9420099999999999" table:style-name="ce20">
            <text:p>0.94201</text:p>
          </table:table-cell>
          <table:table-cell office:value-type="float" office:value="0.87338698897581091" table:style-name="ce20">
            <text:p>0.873386989</text:p>
          </table:table-cell>
          <table:table-cell office:value-type="float" office:value="0.78285099999999996" table:style-name="ce20">
            <text:p>0.782851</text:p>
          </table:table-cell>
          <table:table-cell office:value-type="float" office:value="0.89521941607239031" table:style-name="ce20">
            <text:p>0.895219416</text:p>
          </table:table-cell>
          <table:table-cell office:value-type="float" office:value="0.95303543881914277" table:style-name="ce20">
            <text:p>0.953035439</text:p>
          </table:table-cell>
          <table:table-cell office:value-type="float" office:value="0.90702764431738558" table:style-name="ce17">
            <text:p>0.907027644</text:p>
          </table:table-cell>
          <table:table-cell table:number-columns-repeated="16376" table:style-name="ce1"/>
        </table:table-row>
        <table:table-row table:style-name="ro2">
          <table:table-cell office:value-type="float" office:value="13" table:style-name="ce21">
            <text:p>13</text:p>
          </table:table-cell>
          <table:table-cell office:value-type="float" office:value="0.67145811351243523" table:style-name="ce20">
            <text:p>0.671458114</text:p>
          </table:table-cell>
          <table:table-cell office:value-type="float" office:value="0.94469099999999995" table:style-name="ce20">
            <text:p>0.944691</text:p>
          </table:table-cell>
          <table:table-cell office:value-type="float" office:value="0.87097155923461089" table:style-name="ce20">
            <text:p>0.870971559</text:p>
          </table:table-cell>
          <table:table-cell office:value-type="float" office:value="0.84785599999999994" table:style-name="ce20">
            <text:p>0.847856</text:p>
          </table:table-cell>
          <table:table-cell office:value-type="float" office:value="0.91093745679206195" table:style-name="ce20">
            <text:p>0.910937457</text:p>
          </table:table-cell>
          <table:table-cell office:value-type="float" office:value="0.95401288101928361" table:style-name="ce20">
            <text:p>0.954012881</text:p>
          </table:table-cell>
          <table:table-cell office:value-type="float" office:value="0.91698133542918137" table:style-name="ce17">
            <text:p>0.916981335</text:p>
          </table:table-cell>
          <table:table-cell table:number-columns-repeated="16376" table:style-name="ce1"/>
        </table:table-row>
        <table:table-row table:style-name="ro2">
          <table:table-cell office:value-type="float" office:value="14" table:style-name="ce21">
            <text:p>14</text:p>
          </table:table-cell>
          <table:table-cell office:value-type="float" office:value="0.5526629916567164" table:style-name="ce20">
            <text:p>0.552662992</text:p>
          </table:table-cell>
          <table:table-cell office:value-type="float" office:value="0.93741999999999992" table:style-name="ce20">
            <text:p>0.93742</text:p>
          </table:table-cell>
          <table:table-cell office:value-type="float" office:value="0.85829733865514213" table:style-name="ce20">
            <text:p>0.858297339</text:p>
          </table:table-cell>
          <table:table-cell office:value-type="float" office:value="0.76102300000000001" table:style-name="ce20">
            <text:p>0.761023</text:p>
          </table:table-cell>
          <table:table-cell office:value-type="float" office:value="0.89363159358511213" table:style-name="ce20">
            <text:p>0.893631594</text:p>
          </table:table-cell>
          <table:table-cell office:value-type="float" office:value="0.94986570738734233" table:style-name="ce20">
            <text:p>0.949865707</text:p>
          </table:table-cell>
          <table:table-cell office:value-type="float" office:value="0.88508878267397706" table:style-name="ce17">
            <text:p>0.885088783</text:p>
          </table:table-cell>
          <table:table-cell table:number-columns-repeated="16376" table:style-name="ce1"/>
        </table:table-row>
        <table:table-row table:style-name="ro2">
          <table:table-cell office:value-type="float" office:value="15" table:style-name="ce21">
            <text:p>15</text:p>
          </table:table-cell>
          <table:table-cell office:value-type="float" office:value="0.67945829932937973" table:style-name="ce20">
            <text:p>0.679458299</text:p>
          </table:table-cell>
          <table:table-cell office:value-type="float" office:value="0.93521199999999993" table:style-name="ce20">
            <text:p>0.935212</text:p>
          </table:table-cell>
          <table:table-cell office:value-type="float" office:value="0.84618781445893509" table:style-name="ce20">
            <text:p>0.846187814</text:p>
          </table:table-cell>
          <table:table-cell office:value-type="float" office:value="0.77189999999999992" table:style-name="ce20">
            <text:p>0.7719</text:p>
          </table:table-cell>
          <table:table-cell office:value-type="float" office:value="0.85146502564887927" table:style-name="ce20">
            <text:p>0.851465026</text:p>
          </table:table-cell>
          <table:table-cell office:value-type="float" office:value="0.94560222936238436" table:style-name="ce20">
            <text:p>0.945602229</text:p>
          </table:table-cell>
          <table:table-cell office:value-type="float" office:value="0.87205669494842086" table:style-name="ce17">
            <text:p>0.872056695</text:p>
          </table:table-cell>
          <table:table-cell table:number-columns-repeated="16376" table:style-name="ce1"/>
        </table:table-row>
        <table:table-row table:style-name="ro2">
          <table:table-cell office:value-type="float" office:value="16" table:style-name="ce21">
            <text:p>16</text:p>
          </table:table-cell>
          <table:table-cell office:value-type="float" office:value="0.4434105849738792" table:style-name="ce20">
            <text:p>0.443410585</text:p>
          </table:table-cell>
          <table:table-cell office:value-type="float" office:value="0.93058599999999991" table:style-name="ce20">
            <text:p>0.930586</text:p>
          </table:table-cell>
          <table:table-cell office:value-type="float" office:value="0.83067662079358373" table:style-name="ce20">
            <text:p>0.830676621</text:p>
          </table:table-cell>
          <table:table-cell office:value-type="float" office:value="0.71406899999999995" table:style-name="ce20">
            <text:p>0.714069</text:p>
          </table:table-cell>
          <table:table-cell office:value-type="float" office:value="0.85262266451022206" table:style-name="ce20">
            <text:p>0.852622665</text:p>
          </table:table-cell>
          <table:table-cell office:value-type="float" office:value="0.94004921624095561" table:style-name="ce20">
            <text:p>0.940049216</text:p>
          </table:table-cell>
          <table:table-cell office:value-type="float" office:value="0.84358230281480107" table:style-name="ce17">
            <text:p>0.843582303</text:p>
          </table:table-cell>
          <table:table-cell table:number-columns-repeated="16376"/>
        </table:table-row>
        <table:table-row table:style-name="ro2">
          <table:table-cell office:value-type="float" office:value="17" table:style-name="ce21">
            <text:p>17</text:p>
          </table:table-cell>
          <table:table-cell office:value-type="float" office:value="0.61280373401656374" table:style-name="ce20">
            <text:p>0.612803734</text:p>
          </table:table-cell>
          <table:table-cell office:value-type="float" office:value="0.92207699999999992" table:style-name="ce20">
            <text:p>0.922077</text:p>
          </table:table-cell>
          <table:table-cell office:value-type="float" office:value="0.80686648704906949" table:style-name="ce20">
            <text:p>0.806866487</text:p>
          </table:table-cell>
          <table:table-cell office:value-type="float" office:value="0.64372200000000002" table:style-name="ce20">
            <text:p>0.643722</text:p>
          </table:table-cell>
          <table:table-cell office:value-type="float" office:value="0.8398317178728687" table:style-name="ce20">
            <text:p>0.839831718</text:p>
          </table:table-cell>
          <table:table-cell office:value-type="float" office:value="0.92730270667545855" table:style-name="ce20">
            <text:p>0.927302707</text:p>
          </table:table-cell>
          <table:table-cell office:value-type="float" office:value="0.83780436150253879" table:style-name="ce17">
            <text:p>0.837804362</text:p>
          </table:table-cell>
          <table:table-cell table:number-columns-repeated="16376"/>
        </table:table-row>
        <table:table-row table:style-name="ro2">
          <table:table-cell office:value-type="float" office:value="18" table:style-name="ce21">
            <text:p>18</text:p>
          </table:table-cell>
          <table:table-cell office:value-type="float" office:value="0.72484190633529988" table:style-name="ce20">
            <text:p>0.724841906</text:p>
          </table:table-cell>
          <table:table-cell office:value-type="float" office:value="0.90648399999999996" table:style-name="ce20">
            <text:p>0.906484</text:p>
          </table:table-cell>
          <table:table-cell office:value-type="float" office:value="0.82132385414410813" table:style-name="ce20">
            <text:p>0.821323854</text:p>
          </table:table-cell>
          <table:table-cell office:value-type="float" office:value="0.75965699999999992" table:style-name="ce20">
            <text:p>0.759657</text:p>
          </table:table-cell>
          <table:table-cell office:value-type="float" office:value="0.87827283916535659" table:style-name="ce20">
            <text:p>0.878272839</text:p>
          </table:table-cell>
          <table:table-cell office:value-type="float" office:value="0.923452895410522" table:style-name="ce20">
            <text:p>0.923452895</text:p>
          </table:table-cell>
          <table:table-cell office:value-type="float" office:value="0.86611172768050604" table:style-name="ce17">
            <text:p>0.866111728</text:p>
          </table:table-cell>
          <table:table-cell table:number-columns-repeated="16376"/>
        </table:table-row>
        <table:table-row table:style-name="ro2">
          <table:table-cell office:value-type="float" office:value="19" table:style-name="ce21">
            <text:p>19</text:p>
          </table:table-cell>
          <table:table-cell office:value-type="float" office:value="0.48683000567651197" table:style-name="ce20">
            <text:p>0.486830006</text:p>
          </table:table-cell>
          <table:table-cell office:value-type="float" office:value="0.92806899999999992" table:style-name="ce20">
            <text:p>0.928069</text:p>
          </table:table-cell>
          <table:table-cell office:value-type="float" office:value="0.82811667965085967" table:style-name="ce20">
            <text:p>0.82811668</text:p>
          </table:table-cell>
          <table:table-cell office:value-type="float" office:value="0.64807599999999999" table:style-name="ce20">
            <text:p>0.648076</text:p>
          </table:table-cell>
          <table:table-cell office:value-type="float" office:value="0.84817643800723153" table:style-name="ce20">
            <text:p>0.848176438</text:p>
          </table:table-cell>
          <table:table-cell office:value-type="float" office:value="0.93773673961839643" table:style-name="ce20">
            <text:p>0.93773674</text:p>
          </table:table-cell>
          <table:table-cell office:value-type="float" office:value="0.88770265139675508" table:style-name="ce17">
            <text:p>0.887702651</text:p>
          </table:table-cell>
          <table:table-cell table:number-columns-repeated="16376"/>
        </table:table-row>
        <table:table-row table:style-name="ro2">
          <table:table-cell office:value-type="float" office:value="20" table:style-name="ce21">
            <text:p>20</text:p>
          </table:table-cell>
          <table:table-cell office:value-type="float" office:value="0.4916144856437239" table:style-name="ce20">
            <text:p>0.491614486</text:p>
          </table:table-cell>
          <table:table-cell office:value-type="float" office:value="0.94287199999999993" table:style-name="ce20">
            <text:p>0.942872</text:p>
          </table:table-cell>
          <table:table-cell office:value-type="float" office:value="0.8738780903676413" table:style-name="ce20">
            <text:p>0.87387809</text:p>
          </table:table-cell>
          <table:table-cell office:value-type="float" office:value="0.68714199999999992" table:style-name="ce19">
            <text:p>0.687142</text:p>
          </table:table-cell>
          <table:table-cell office:value-type="string" table:style-name="ce19">
            <text:p>-</text:p>
          </table:table-cell>
          <table:table-cell office:value-type="float" office:value="0.94734210606273039" table:style-name="ce20">
            <text:p>0.947342106</text:p>
          </table:table-cell>
          <table:table-cell office:value-type="float" office:value="0.89448909657519049" table:style-name="ce17">
            <text:p>0.894489097</text:p>
          </table:table-cell>
          <table:table-cell table:number-columns-repeated="16376"/>
        </table:table-row>
        <table:table-row table:style-name="ro2">
          <table:table-cell office:value-type="float" office:value="21" table:style-name="ce21">
            <text:p>21</text:p>
          </table:table-cell>
          <table:table-cell office:value-type="float" office:value="0.71982902867849619" table:style-name="ce20">
            <text:p>0.719829029</text:p>
          </table:table-cell>
          <table:table-cell office:value-type="float" office:value="0.95771899999999999" table:style-name="ce20">
            <text:p>0.957719</text:p>
          </table:table-cell>
          <table:table-cell office:value-type="float" office:value="0.94003935609428924" table:style-name="ce20">
            <text:p>0.940039356</text:p>
          </table:table-cell>
          <table:table-cell office:value-type="float" office:value="0.86585400000000001" table:style-name="ce20">
            <text:p>0.865854</text:p>
          </table:table-cell>
          <table:table-cell office:value-type="float" office:value="0.92135142641702039" table:style-name="ce20">
            <text:p>0.921351426</text:p>
          </table:table-cell>
          <table:table-cell office:value-type="float" office:value="0.96509135321880357" table:style-name="ce20">
            <text:p>0.965091353</text:p>
          </table:table-cell>
          <table:table-cell office:value-type="float" office:value="0.95496250447232378" table:style-name="ce17">
            <text:p>0.954962504</text:p>
          </table:table-cell>
          <table:table-cell table:number-columns-repeated="16376"/>
        </table:table-row>
        <table:table-row table:style-name="ro2">
          <table:table-cell office:value-type="float" office:value="22" table:style-name="ce21">
            <text:p>22</text:p>
          </table:table-cell>
          <table:table-cell office:value-type="float" office:value="0.57478887519721911" table:style-name="ce20">
            <text:p>0.574788875</text:p>
          </table:table-cell>
          <table:table-cell office:value-type="float" office:value="0.94626899999999992" table:style-name="ce20">
            <text:p>0.946269</text:p>
          </table:table-cell>
          <table:table-cell office:value-type="float" office:value="0.8921110211399228" table:style-name="ce20">
            <text:p>0.892111021</text:p>
          </table:table-cell>
          <table:table-cell office:value-type="float" office:value="0.65300199999999997" table:style-name="ce20">
            <text:p>0.653002</text:p>
          </table:table-cell>
          <table:table-cell office:value-type="float" office:value="0.88545494349652043" table:style-name="ce20">
            <text:p>0.885454943</text:p>
          </table:table-cell>
          <table:table-cell office:value-type="float" office:value="0.95052243460265906" table:style-name="ce20">
            <text:p>0.950522435</text:p>
          </table:table-cell>
          <table:table-cell office:value-type="float" office:value="0.86144078045840911" table:style-name="ce17">
            <text:p>0.86144078</text:p>
          </table:table-cell>
          <table:table-cell table:number-columns-repeated="16376"/>
        </table:table-row>
        <table:table-row table:style-name="ro2">
          <table:table-cell office:value-type="float" office:value="23" table:style-name="ce21">
            <text:p>23</text:p>
          </table:table-cell>
          <table:table-cell office:value-type="float" office:value="0.9018746901117588" table:style-name="ce20">
            <text:p>0.90187469</text:p>
          </table:table-cell>
          <table:table-cell office:value-type="string" table:style-name="ce19">
            <text:p>-</text:p>
          </table:table-cell>
          <table:table-cell office:value-type="float" office:value="0.94408231059194037" table:style-name="ce20">
            <text:p>0.944082311</text:p>
          </table:table-cell>
          <table:table-cell office:value-type="float" office:value="0.87559100000000001" table:style-name="ce20">
            <text:p>0.875591</text:p>
          </table:table-cell>
          <table:table-cell office:value-type="float" office:value="0.93201281713888118" table:style-name="ce20">
            <text:p>0.932012817</text:p>
          </table:table-cell>
          <table:table-cell office:value-type="float" office:value="0.97339904720926873" table:style-name="ce20">
            <text:p>0.973399047</text:p>
          </table:table-cell>
          <table:table-cell office:value-type="float" office:value="0.96800888391991113" table:style-name="ce17">
            <text:p>0.968008884</text:p>
          </table:table-cell>
          <table:table-cell table:number-columns-repeated="16376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umberland" svg:font-family="Cumberland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6" number:min-integer-digits="1"/>
    </number:number-style>
    <number:number-style style:name="N37">
      <number:number number:decimal-places="7" number:min-integer-digits="1"/>
    </number:number-style>
    <number:number-style style:name="N38">
      <number:number number:decimal-places="4" number:min-integer-digits="1"/>
    </number:number-style>
    <number:number-style style:name="N39">
      <number:number number:decimal-places="9" number:min-integer-digits="1"/>
    </number:number-style>
    <number:currency-style style:name="N40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P0"/>
    </number:currency-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66CC" style:font-name="Calibri" style:font-name-asian="Calibri" style:font-name-complex="Calibri" fo:font-size="12pt" style:font-size-asian="12pt" style:font-size-complex="12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David Vadnais</meta:initial-creator>
    <dc:creator>David Vadnais</dc:creator>
    <meta:creation-date>2009-04-16T11:32:48Z</meta:creation-date>
    <dc:date>2021-01-18T18:59:04Z</dc:date>
    <meta:editing-cycles>20</meta:editing-cycles>
    <meta:editing-duration>PT123040S</meta:editing-duration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6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4.5199212598425pt" svg:width="453.6pt" chart:style-name="Crt0">
        <chart:title chart:style-name="CT00">
          <text:p text:style-name="a0" text:class-names="" text:cond-style-name="">RMSE vs Alpha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RMS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lpha</text:p>
            </chart:title>
            <chart:categories table:cell-range-address="parameterChoiceForBestAlpha.$A$5:.$A$23"/>
          </chart:axis>
          <chart:series chart:label-cell-address="parameterChoiceForBestAlpha.$B$4" chart:values-cell-range-address="parameterChoiceForBestAlpha.$B$5:.$B$23" chart:class="chart:line" chart:attached-axis="primary-y" chart:style-name="G0S0">
            <chart:data-point chart:repeated="1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6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2903937007874pt" svg:width="453.5711811023622pt" chart:style-name="Crt0">
        <chart:title chart:style-name="CT00">
          <text:p text:style-name="a0" text:class-names="" text:cond-style-name="">RMSE vs Threshold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RMS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hreshold</text:p>
            </chart:title>
            <chart:categories table:cell-range-address="thresholdTest.$A$2:.$A$7"/>
          </chart:axis>
          <chart:series chart:label-cell-address="thresholdTest.$D$1" chart:values-cell-range-address="thresholdTest.$D$2:.$D$7" chart:class="chart:line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7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maximum="1" chart:minimum="0.989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2903937007874pt" svg:width="453.6pt" chart:style-name="Crt0">
        <chart:title chart:style-name="CT00">
          <text:p text:style-name="a0" text:class-names="" text:cond-style-name="">SCC vs Noise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noiseLevelTest.$A$2:.$A$14"/>
          </chart:axis>
          <chart:series chart:label-cell-address="noiseLevelTest.$B$1" chart:values-cell-range-address="noiseLevelTest.$B$2:.$B$14" chart:class="chart:bar" chart:attached-axis="primary-y" chart:style-name="G0S0">
            <chart:data-point chart:repeated="13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6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2903937007874pt" svg:width="453.6pt" chart:style-name="Crt0">
        <chart:title chart:style-name="CT00">
          <text:p text:style-name="a0" text:class-names="" text:cond-style-name="">RMSE vs Noise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noiseLevelTest.$A$2:.$A$14"/>
          </chart:axis>
          <chart:series chart:label-cell-address="noiseLevelTest.$C$1" chart:values-cell-range-address="noiseLevelTest.$C$2:.$C$14" chart:class="chart:line" chart:attached-axis="primary-y" chart:style-name="G0S0">
            <chart:data-point chart:repeated="13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7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maximum="1" chart:minimum="0.989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887401574803pt" svg:width="453.5135433070866pt" chart:style-name="Crt0">
        <chart:title chart:style-name="CT00">
          <text:p text:style-name="a0" text:class-names="" text:cond-style-name="">PCC vs Noise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noiseLevelTest.$A$2:.$A$14"/>
          </chart:axis>
          <chart:series chart:label-cell-address="noiseLevelTest.$D$1" chart:values-cell-range-address="noiseLevelTest.$D$2:.$D$14" chart:class="chart:bar" chart:attached-axis="primary-y" chart:style-name="G0S0">
            <chart:data-point chart:repeated="13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6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71.1087401574803pt" svg:width="482.0327559055118pt" chart:style-name="Crt0">
        <chart:title chart:style-name="CT00">
          <text:p text:style-name="a0" text:class-names="" text:cond-style-name="">Pearson vs Local Cofidence Coeffcien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Pearson Coeffcie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Coeffecient 1</text:p>
            </chart:title>
            <chart:categories table:cell-range-address="Coeffecient_test.$A$2:.$A$8"/>
          </chart:axis>
          <chart:series chart:values-cell-range-address="Coeffecient_test.$C$2:.$C$8" chart:class="chart:bar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6"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ffd320" draw:opacity="100%" draw:stroke="non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579d1c" draw:opacity="100%" draw:stroke="non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7e0021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83caff" draw:opacity="100%" draw:stroke="none"/>
    </style:style>
    <style:style style:family="chart" style:name="G0S6">
      <style:chart-properties chart:symbol-type="none" chart:vertical="false" chart:connect-bars="false" chart:solid-type="cuboid" chart:stacked="false" chart:percentage="false"/>
      <style:graphic-properties draw:fill="solid" draw:fill-color="#314004" draw:opacity="100%" draw:stroke="non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4.5199212598425pt" svg:width="453.6pt" chart:style-name="Crt0">
        <chart:title chart:style-name="CT00">
          <text:p text:style-name="a0" text:class-names="" text:cond-style-name="">SCC vs Local Confidence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Coeffecient_test.$A$2" chart:values-cell-range-address="Coeffecient_test.$D$2" chart:class="chart:bar" chart:attached-axis="primary-y" chart:style-name="G0S0">
            <chart:data-point/>
          </chart:series>
          <chart:series chart:label-cell-address="Coeffecient_test.$A$3" chart:values-cell-range-address="Coeffecient_test.$D$3" chart:class="chart:bar" chart:attached-axis="primary-y" chart:style-name="G0S1">
            <chart:data-point/>
          </chart:series>
          <chart:series chart:label-cell-address="Coeffecient_test.$A$4" chart:values-cell-range-address="Coeffecient_test.$D$4" chart:class="chart:bar" chart:attached-axis="primary-y" chart:style-name="G0S2">
            <chart:data-point/>
          </chart:series>
          <chart:series chart:label-cell-address="Coeffecient_test.$A$5" chart:values-cell-range-address="Coeffecient_test.$D$5" chart:class="chart:bar" chart:attached-axis="primary-y" chart:style-name="G0S3">
            <chart:data-point/>
          </chart:series>
          <chart:series chart:label-cell-address="Coeffecient_test.$A$6" chart:values-cell-range-address="Coeffecient_test.$D$6" chart:class="chart:bar" chart:attached-axis="primary-y" chart:style-name="G0S4">
            <chart:data-point/>
          </chart:series>
          <chart:series chart:label-cell-address="Coeffecient_test.$A$7" chart:values-cell-range-address="Coeffecient_test.$D$7" chart:class="chart:bar" chart:attached-axis="primary-y" chart:style-name="G0S5">
            <chart:data-point/>
          </chart:series>
          <chart:series chart:label-cell-address="Coeffecient_test.$A$8" chart:values-cell-range-address="Coeffecient_test.$D$8" chart:class="chart:bar" chart:attached-axis="primary-y" chart:style-name="G0S6">
            <chart:data-point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6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maximum="1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2903937007874pt" svg:width="453.6pt" chart:style-name="Crt0">
        <chart:title chart:style-name="CT00">
          <text:p text:style-name="a0" text:class-names="" text:cond-style-name="">PCC vs Global Confidenc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Coeffecient_test.$B$9:.$B$18"/>
          </chart:axis>
          <chart:series chart:values-cell-range-address="Coeffecient_test.$C$9:.$C$18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6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maximum="1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55.203937007874pt" svg:width="453.6pt" chart:style-name="Crt0">
        <chart:title chart:style-name="CT00">
          <text:p text:style-name="a0" text:class-names="" text:cond-style-name="">SCC vs Global Confidenc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Coeffcient 2</text:p>
            </chart:title>
            <chart:categories table:cell-range-address="Coeffecient_test.$B$9:.$B$18"/>
          </chart:axis>
          <chart:series chart:values-cell-range-address="Coeffecient_test.$D$9:.$D$18" chart:class="chart:bar" chart:attached-axis="primary-y" chart:style-name="G0S0">
            <chart:data-point chart:repeated="10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7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0887401574803pt" svg:width="453.5135433070866pt" chart:style-name="Crt0">
        <chart:title chart:style-name="CT00">
          <text:p text:style-name="a0" text:class-names="" text:cond-style-name="">SCC vs Alpha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lpha</text:p>
            </chart:title>
            <chart:categories table:cell-range-address="parameterChoiceForBestAlpha.$A$5:.$A$23"/>
          </chart:axis>
          <chart:series chart:label-cell-address="parameterChoiceForBestAlpha.$C$4" chart:values-cell-range-address="parameterChoiceForBestAlpha.$C$5:.$C$23" chart:class="chart:line" chart:attached-axis="primary-y" chart:style-name="G0S0">
            <chart:data-point chart:repeated="1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7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4.5199212598425pt" svg:width="453.6pt" chart:style-name="Crt0">
        <chart:title chart:style-name="CT00">
          <text:p text:style-name="a0" text:class-names="" text:cond-style-name="">PCC vs Alpha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P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lpha</text:p>
            </chart:title>
            <chart:categories table:cell-range-address="parameterChoiceForBestAlpha.$A$5:.$A$23"/>
          </chart:axis>
          <chart:series chart:label-cell-address="parameterChoiceForBestAlpha.$D$4" chart:values-cell-range-address="parameterChoiceForBestAlpha.$D$5:.$D$23" chart:class="chart:line" chart:attached-axis="primary-y" chart:style-name="G0S0">
            <chart:data-point chart:repeated="1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6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2903937007874pt" svg:width="453.6pt" chart:style-name="Crt0">
        <chart:title chart:style-name="CT00">
          <text:p text:style-name="a0" text:class-names="" text:cond-style-name="">RMSE vs Swarm Siz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RMS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warm Size</text:p>
            </chart:title>
            <chart:categories table:cell-range-address="swarmSizeTest.$A$2:.$A$4"/>
          </chart:axis>
          <chart:series chart:label-cell-address="swarmSizeTest.$B$1" chart:values-cell-range-address="swarmSizeTest.$B$2:.$B$4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7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2903937007874pt" svg:width="453.5711811023622pt" chart:style-name="Crt0">
        <chart:title chart:style-name="CT00">
          <text:p text:style-name="a0" text:class-names="" text:cond-style-name="">SCC vs Swarm Siz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warm Size</text:p>
            </chart:title>
            <chart:categories table:cell-range-address="swarmSizeTest.$A$2:.$A$4"/>
          </chart:axis>
          <chart:series chart:label-cell-address="swarmSizeTest.$C$1" chart:values-cell-range-address="swarmSizeTest.$C$2:.$C$4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7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2903937007874pt" svg:width="453.5711811023622pt" chart:style-name="Crt0">
        <chart:title chart:style-name="CT00">
          <text:p text:style-name="a0" text:class-names="" text:cond-style-name="">PCC vs Swarm Siz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P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warm Size</text:p>
            </chart:title>
            <chart:categories table:cell-range-address="swarmSizeTest.$A$2:.$A$4"/>
          </chart:axis>
          <chart:series chart:label-cell-address="swarmSizeTest.$D$1" chart:values-cell-range-address="swarmSizeTest.$D$2:.$D$4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8">
      <number:number number:decimal-places="4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8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4.6351968503937pt" svg:width="453.6pt" chart:style-name="Crt0">
        <chart:title chart:style-name="CT00">
          <text:p text:style-name="a0" text:class-names="" text:cond-style-name="">Runtime Vs Swarm Size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econd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warm Size</text:p>
            </chart:title>
            <chart:categories table:cell-range-address="swarmSizeTest.$A$2:.$A$4"/>
          </chart:axis>
          <chart:series chart:label-cell-address="swarmSizeTest.$E$1" chart:values-cell-range-address="swarmSizeTest.$E$2:.$E$4" chart:class="chart:line" chart:attached-axis="primary-y" chart:style-name="G0S0">
            <chart:data-point chart:repeated="3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6">
      <number:number number:decimal-places="6" number:min-integer-digits="1"/>
    </number:number-style>
    <number:number-style style:name="N37">
      <number:number number:decimal-places="7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2903937007874pt" svg:width="453.5711811023622pt" chart:style-name="Crt0">
        <chart:title chart:style-name="CT00">
          <text:p text:style-name="a0" text:class-names="" text:cond-style-name="">SCC vs Threshold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hreshold</text:p>
            </chart:title>
            <chart:categories table:cell-range-address="thresholdTest.$A$2:.$A$7"/>
          </chart:axis>
          <chart:series chart:label-cell-address="thresholdTest.$B$1" chart:values-cell-range-address="thresholdTest.$B$2:.$B$7" chart:class="chart:line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6">
      <number:number number:decimal-places="6" number:min-integer-digits="1"/>
    </number:number-style>
    <number:number-style style:name="N37">
      <number:number number:decimal-places="7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7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5.2903937007874pt" svg:width="453.6pt" chart:style-name="Crt0">
        <chart:title chart:style-name="CT00">
          <text:p text:style-name="a0" text:class-names="" text:cond-style-name="">PCC vs Threshold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P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hreshold</text:p>
            </chart:title>
            <chart:categories table:cell-range-address="thresholdTest.$A$2:.$A$7"/>
          </chart:axis>
          <chart:series chart:label-cell-address="thresholdTest.$C$1" chart:values-cell-range-address="thresholdTest.$C$2:.$C$7" chart:class="chart:line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